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150%" style:page-number="auto" style:writing-mode="page"/>
    </style:style>
    <style:style style:name="P4" style:family="paragraph" style:parent-style-name="Standard" style:master-page-name="">
      <style:paragraph-properties fo:line-height="150%" style:page-number="auto" style:writing-mode="page">
        <style:tab-stops>
          <style:tab-stop style:position="1.543cm"/>
        </style:tab-stops>
      </style:paragraph-properties>
    </style:style>
    <style:style style:name="P5"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6" style:family="paragraph" style:parent-style-name="Standard" style:master-page-name="">
      <style:paragraph-properties fo:line-height="150%" style:page-number="auto" style:writing-mode="page">
        <style:tab-stops>
          <style:tab-stop style:position="1.162cm"/>
        </style:tab-stops>
      </style:paragraph-properties>
      <style:text-properties style:font-name="Arial" fo:font-size="14pt" style:font-size-asian="14pt" style:font-size-complex="14pt"/>
    </style:style>
    <style:style style:name="P7" style:family="paragraph" style:parent-style-name="Standard" style:master-page-name="">
      <style:paragraph-properties fo:line-height="150%" style:page-number="auto" style:writing-mode="page">
        <style:tab-stops>
          <style:tab-stop style:position="6.272cm"/>
        </style:tab-stops>
      </style:paragraph-properties>
      <style:text-properties style:font-name="Arial" fo:font-size="14pt" style:font-size-asian="14pt" style:font-size-complex="14pt"/>
    </style:style>
    <style:style style:name="P8" style:family="paragraph" style:parent-style-name="Standard" style:master-page-name="">
      <style:paragraph-properties fo:line-height="150%" style:page-number="auto" style:writing-mode="page">
        <style:tab-stops>
          <style:tab-stop style:position="11.317cm"/>
        </style:tab-stops>
      </style:paragraph-properties>
      <style:text-properties style:font-name="Arial" fo:font-size="14pt" style:font-size-asian="14pt" style:font-size-complex="14pt"/>
    </style:style>
    <style:style style:name="P9" style:family="paragraph" style:parent-style-name="Standard" style:master-page-name="">
      <style:paragraph-properties fo:line-height="150%" style:page-number="auto" style:writing-mode="page">
        <style:tab-stops>
          <style:tab-stop style:position="8.752cm"/>
        </style:tab-stops>
      </style:paragraph-properties>
      <style:text-properties style:font-name="Arial" fo:font-size="14pt" style:font-size-asian="14pt" style:font-size-complex="14pt"/>
    </style:style>
    <style:style style:name="P10" style:family="paragraph" style:parent-style-name="Standard" style:master-page-name="">
      <style:paragraph-properties fo:line-height="150%" style:page-number="auto" style:writing-mode="page">
        <style:tab-stops>
          <style:tab-stop style:position="8.789cm"/>
        </style:tab-stops>
      </style:paragraph-properties>
      <style:text-properties style:font-name="Arial" fo:font-size="14pt" style:font-size-asian="14pt" style:font-size-complex="14pt"/>
    </style:style>
    <style:style style:name="P11" style:family="paragraph" style:parent-style-name="Standard" style:master-page-name="">
      <style:paragraph-properties fo:line-height="150%" style:page-number="auto" style:writing-mode="page">
        <style:tab-stops>
          <style:tab-stop style:position="8.717cm"/>
        </style:tab-stops>
      </style:paragraph-properties>
      <style:text-properties style:font-name="Arial" fo:font-size="14pt" style:font-size-asian="14pt" style:font-size-complex="14pt"/>
    </style:style>
    <style:style style:name="P12" style:family="paragraph" style:parent-style-name="Standard" style:master-page-name="">
      <style:paragraph-properties fo:line-height="150%" style:page-number="auto" style:writing-mode="page">
        <style:tab-stops>
          <style:tab-stop style:position="7.394cm"/>
        </style:tab-stops>
      </style:paragraph-properties>
      <style:text-properties style:font-name="Arial" fo:font-size="14pt" style:font-size-asian="14pt" style:font-size-complex="14pt"/>
    </style:style>
    <style:style style:name="P13" style:family="paragraph" style:parent-style-name="Standard" style:master-page-name="">
      <style:paragraph-properties fo:line-height="150%" style:page-number="auto" style:writing-mode="page">
        <style:tab-stops>
          <style:tab-stop style:position="7.407cm"/>
        </style:tab-stops>
      </style:paragraph-properties>
      <style:text-properties style:font-name="Arial" fo:font-size="14pt" style:font-size-asian="14pt" style:font-size-complex="14pt"/>
    </style:style>
    <style:style style:name="P14" style:family="paragraph" style:parent-style-name="Standard" style:master-page-name="">
      <style:paragraph-properties fo:line-height="150%" style:page-number="auto" style:writing-mode="page">
        <style:tab-stops>
          <style:tab-stop style:position="7.43cm"/>
        </style:tab-stops>
      </style:paragraph-properties>
      <style:text-properties style:font-name="Arial" fo:font-size="14pt" style:font-size-asian="14pt" style:font-size-complex="14pt"/>
    </style:style>
    <style:style style:name="P15" style:family="paragraph" style:parent-style-name="Standard" style:master-page-name="">
      <style:paragraph-properties fo:line-height="150%" style:page-number="auto" style:writing-mode="page">
        <style:tab-stops>
          <style:tab-stop style:position="7.417cm"/>
        </style:tab-stops>
      </style:paragraph-properties>
      <style:text-properties style:font-name="Arial" fo:font-size="14pt" style:font-size-asian="14pt" style:font-size-complex="14pt"/>
    </style:style>
    <style:style style:name="P16" style:family="paragraph" style:parent-style-name="Standard" style:master-page-name="">
      <style:paragraph-properties fo:line-height="150%" style:page-number="auto" style:writing-mode="page">
        <style:tab-stops>
          <style:tab-stop style:position="8.297cm"/>
        </style:tab-stops>
      </style:paragraph-properties>
      <style:text-properties style:font-name="Arial" fo:font-size="14pt" style:font-size-asian="14pt" style:font-size-complex="14pt"/>
    </style:style>
    <style:style style:name="P17" style:family="paragraph" style:parent-style-name="Standard" style:master-page-name="">
      <style:paragraph-properties fo:margin-left="0cm" fo:margin-right="0cm" fo:line-height="150%" fo:text-indent="0.635cm" style:auto-text-indent="false" style:page-number="auto" style:writing-mode="page"/>
    </style:style>
    <style:style style:name="P1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9" style:family="paragraph" style:parent-style-name="Standard" style:master-page-name="">
      <style:paragraph-properties fo:margin-left="0cm" fo:margin-right="0cm" fo:line-height="150%" fo:text-indent="0.635cm" style:auto-text-indent="false" style:page-number="auto" style:writing-mode="page">
        <style:tab-stops>
          <style:tab-stop style:position="1.461cm"/>
        </style:tab-stops>
      </style:paragraph-properties>
      <style:text-properties style:font-name="Arial" fo:font-size="14pt" style:font-size-asian="14pt" style:font-size-complex="14pt"/>
    </style:style>
    <style:style style:name="P20" style:family="paragraph" style:parent-style-name="Standard" style:master-page-name="">
      <style:paragraph-properties fo:margin-left="0cm" fo:margin-right="0cm" fo:line-height="150%" fo:text-indent="0.635cm" style:auto-text-indent="false" style:page-number="auto" style:writing-mode="page">
        <style:tab-stops>
          <style:tab-stop style:position="1.697cm"/>
        </style:tab-stops>
      </style:paragraph-properties>
      <style:text-properties style:font-name="Arial" fo:font-size="14pt" style:font-size-asian="14pt" style:font-size-complex="14pt"/>
    </style:style>
    <style:style style:name="P21" style:family="paragraph" style:parent-style-name="Standard" style:master-page-name="">
      <style:paragraph-properties fo:margin-left="0cm" fo:margin-right="0cm" fo:line-height="150%" fo:text-indent="0.635cm" style:auto-text-indent="false" style:page-number="auto" style:writing-mode="page">
        <style:tab-stops>
          <style:tab-stop style:position="1.709cm"/>
        </style:tab-stops>
      </style:paragraph-properties>
      <style:text-properties style:font-name="Arial" fo:font-size="14pt" style:font-size-asian="14pt" style:font-size-complex="14pt"/>
    </style:style>
    <style:style style:name="P22" style:family="paragraph" style:parent-style-name="Standard" style:master-page-name="">
      <style:paragraph-properties fo:margin-left="0cm" fo:margin-right="0cm" fo:line-height="150%" fo:text-indent="0.635cm" style:auto-text-indent="false" style:page-number="auto" style:writing-mode="page">
        <style:tab-stops>
          <style:tab-stop style:position="1.483cm"/>
        </style:tab-stops>
      </style:paragraph-properties>
      <style:text-properties style:font-name="Arial" fo:font-size="14pt" style:font-size-asian="14pt" style:font-size-complex="14pt"/>
    </style:style>
    <style:style style:name="P23" style:family="paragraph" style:parent-style-name="Standard" style:master-page-name="">
      <style:paragraph-properties fo:margin-left="0cm" fo:margin-right="0cm" fo:line-height="150%" fo:text-indent="0.635cm" style:auto-text-indent="false" style:page-number="auto" style:writing-mode="page">
        <style:tab-stops>
          <style:tab-stop style:position="8.567cm"/>
        </style:tab-stops>
      </style:paragraph-properties>
      <style:text-properties style:font-name="Arial" fo:font-size="14pt" style:font-size-asian="14pt" style:font-size-complex="14pt"/>
    </style:style>
    <style:style style:name="P24" style:family="paragraph" style:parent-style-name="Standard" style:master-page-name="">
      <style:paragraph-properties fo:margin-left="0cm" fo:margin-right="0cm" fo:line-height="150%" fo:text-indent="0.635cm" style:auto-text-indent="false" style:page-number="auto" style:writing-mode="page">
        <style:tab-stops>
          <style:tab-stop style:position="8.627cm"/>
        </style:tab-stops>
      </style:paragraph-properties>
      <style:text-properties style:font-name="Arial" fo:font-size="14pt" style:font-size-asian="14pt" style:font-size-complex="14pt"/>
    </style:style>
    <style:style style:name="P25" style:family="paragraph" style:parent-style-name="Standard">
      <style:paragraph-properties fo:margin-left="0cm" fo:margin-right="0cm" fo:line-height="150%" fo:text-indent="0.635cm" style:auto-text-indent="false" style:writing-mode="page"/>
      <style:text-properties style:font-name="Arial" fo:font-size="14pt" style:font-size-asian="14pt" style:font-size-complex="14pt"/>
    </style:style>
    <style:style style:name="P26" style:family="paragraph" style:parent-style-name="Standard">
      <style:paragraph-properties fo:margin-left="0cm" fo:margin-right="0cm" fo:line-height="150%" fo:text-indent="0.635cm" style:auto-text-indent="false" style:writing-mode="page"/>
      <style:text-properties style:font-name="Arial" fo:font-size="14pt" officeooo:paragraph-rsid="00180ab1" style:font-size-asian="14pt" style:font-size-complex="14pt"/>
    </style:style>
    <style:style style:name="P27" style:family="paragraph" style:parent-style-name="Standard">
      <style:paragraph-properties fo:margin-left="0cm" fo:margin-right="0cm" fo:line-height="150%" fo:text-indent="0.635cm" style:auto-text-indent="false" style:writing-mode="page">
        <style:tab-stops>
          <style:tab-stop style:position="1.461cm"/>
        </style:tab-stops>
      </style:paragraph-properties>
      <style:text-properties style:font-name="Arial" fo:font-size="14pt" style:font-size-asian="14pt" style:font-size-complex="14pt"/>
    </style:style>
    <style:style style:name="P28" style:family="paragraph" style:parent-style-name="Standard">
      <style:paragraph-properties fo:line-height="150%" style:writing-mode="page"/>
      <style:text-properties style:font-name="Arial" fo:font-size="14pt" style:font-size-asian="14pt" style:font-size-complex="14pt"/>
    </style:style>
    <style:style style:name="P29" style:family="paragraph" style:parent-style-name="Standard">
      <style:paragraph-properties fo:line-height="150%" style:writing-mode="page"/>
      <style:text-properties style:font-name="Arial" fo:font-size="14pt" officeooo:paragraph-rsid="0014fc73" style:font-size-asian="14pt" style:font-size-complex="14pt"/>
    </style:style>
    <style:style style:name="P30" style:family="paragraph" style:parent-style-name="Standard">
      <style:paragraph-properties fo:line-height="150%" style:writing-mode="page">
        <style:tab-stops>
          <style:tab-stop style:position="1.162cm"/>
        </style:tab-stops>
      </style:paragraph-properties>
      <style:text-properties style:font-name="Arial" fo:font-size="14pt" style:font-size-asian="14pt" style:font-size-complex="14pt"/>
    </style:style>
    <style:style style:name="P31" style:family="paragraph" style:parent-style-name="Standard">
      <style:paragraph-properties fo:line-height="150%" style:writing-mode="page">
        <style:tab-stops>
          <style:tab-stop style:position="6.272cm"/>
        </style:tab-stops>
      </style:paragraph-properties>
      <style:text-properties style:font-name="Arial" fo:font-size="14pt" officeooo:rsid="00180ab1" officeooo:paragraph-rsid="00180ab1" style:font-size-asian="14pt" style:font-size-complex="14pt"/>
    </style:style>
    <style:style style:name="P32" style:family="paragraph" style:parent-style-name="Standard" style:master-page-name="PageStyle0">
      <style:paragraph-properties fo:line-height="150%" style:page-number="auto" style:writing-mode="page"/>
      <style:text-properties style:font-name="Arial" fo:font-size="14pt" officeooo:paragraph-rsid="0014fc73" style:font-size-asian="14pt" style:font-size-complex="14pt"/>
    </style:style>
    <style:style style:name="P33"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34"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35"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36" style:family="paragraph" style:parent-style-name="Standard" style:master-page-name="">
      <style:paragraph-properties fo:line-height="150%" style:page-number="auto" style:writing-mode="page"/>
      <style:text-properties style:font-name="Arial" fo:font-size="14pt" officeooo:paragraph-rsid="001d8228" style:font-size-asian="14pt" style:font-size-complex="14pt"/>
    </style:style>
    <style:style style:name="P37"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38"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39"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40" style:family="paragraph" style:parent-style-name="Standard">
      <style:paragraph-properties fo:line-height="150%" style:writing-mode="page"/>
      <style:text-properties style:font-name="Arial" fo:font-size="14pt" style:font-size-asian="14pt" style:font-size-complex="14pt"/>
    </style:style>
    <style:style style:name="P41" style:family="paragraph" style:parent-style-name="Standard" style:list-style-name="">
      <style:paragraph-properties fo:line-height="150%" style:writing-mode="page"/>
      <style:text-properties style:font-name="Arial" fo:font-size="14pt" style:font-size-asian="14pt" style:font-size-complex="14pt"/>
    </style:style>
    <style:style style:name="P42" style:family="paragraph" style:parent-style-name="Standard" style:list-style-name="">
      <style:paragraph-properties fo:line-height="150%" style:writing-mode="page"/>
      <style:text-properties style:font-name="Arial" fo:font-size="14pt" style:font-size-asian="14pt" style:font-size-complex="14pt"/>
    </style:style>
    <style:style style:name="P43" style:family="paragraph" style:parent-style-name="Standard" style:list-style-name="">
      <style:paragraph-properties fo:line-height="150%" style:writing-mode="page"/>
      <style:text-properties style:font-name="Arial" fo:font-size="14pt" style:font-size-asian="14pt" style:font-size-complex="14pt"/>
    </style:style>
    <style:style style:name="P44" style:family="paragraph" style:parent-style-name="Standard" style:list-style-name="">
      <style:paragraph-properties fo:line-height="150%" style:writing-mode="page"/>
      <style:text-properties style:font-name="Arial" fo:font-size="14pt" style:font-size-asian="14pt" style:font-size-complex="14pt"/>
    </style:style>
    <style:style style:name="P45" style:family="paragraph" style:parent-style-name="Standard" style:list-style-name="">
      <style:paragraph-properties fo:line-height="150%" style:writing-mode="page"/>
      <style:text-properties style:font-name="Arial" fo:font-size="14pt" officeooo:rsid="0014fc73" officeooo:paragraph-rsid="0014fc73" style:font-size-asian="14pt" style:font-size-complex="14pt"/>
    </style:style>
    <style:style style:name="P46" style:family="paragraph" style:parent-style-name="Standard" style:list-style-name="">
      <style:paragraph-properties fo:line-height="150%" style:writing-mode="page"/>
      <style:text-properties style:font-name="Arial" fo:font-size="14pt" officeooo:rsid="00167eba" officeooo:paragraph-rsid="00167eba" style:font-size-asian="14pt" style:font-size-complex="14pt"/>
    </style:style>
    <style:style style:name="P47"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48"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49"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0"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1"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2"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3"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4"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5"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6"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7"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8"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59" style:family="paragraph" style:parent-style-name="Standard">
      <style:paragraph-properties fo:margin-left="0cm" fo:margin-right="0cm" fo:line-height="150%" fo:text-indent="0.635cm" style:auto-text-indent="false" style:writing-mode="page"/>
    </style:style>
    <style:style style:name="P60" style:family="paragraph" style:parent-style-name="Standard">
      <style:paragraph-properties fo:margin-left="0cm" fo:margin-right="0cm" fo:line-height="150%" fo:text-indent="0.635cm" style:auto-text-indent="false" style:writing-mode="page"/>
      <style:text-properties style:font-name="Arial" fo:font-size="14pt" style:font-size-asian="14pt" style:font-size-complex="14pt"/>
    </style:style>
    <style:style style:name="P61" style:family="paragraph" style:parent-style-name="Standard">
      <style:paragraph-properties fo:margin-left="0cm" fo:margin-right="0cm" fo:line-height="150%" fo:text-indent="0.635cm" style:auto-text-indent="false" style:writing-mode="page"/>
      <style:text-properties style:font-name="Arial" fo:font-size="14pt" officeooo:paragraph-rsid="001b30c1" style:font-size-asian="14pt" style:font-size-complex="14pt"/>
    </style:style>
    <style:style style:name="P62" style:family="paragraph" style:parent-style-name="Standard">
      <style:paragraph-properties fo:margin-left="0cm" fo:margin-right="0cm" fo:line-height="150%" fo:text-indent="0.635cm" style:auto-text-indent="false" style:writing-mode="page">
        <style:tab-stops>
          <style:tab-stop style:position="1.639cm"/>
        </style:tab-stops>
      </style:paragraph-properties>
      <style:text-properties style:font-name="Arial" fo:font-size="14pt" style:font-size-asian="14pt" style:font-size-complex="14pt"/>
    </style:style>
    <style:style style:name="P63" style:family="paragraph" style:parent-style-name="Standard">
      <style:paragraph-properties fo:margin-left="0cm" fo:margin-right="0cm" fo:line-height="150%" fo:text-indent="0.635cm" style:auto-text-indent="false" style:writing-mode="page">
        <style:tab-stops>
          <style:tab-stop style:position="8.599cm"/>
        </style:tab-stops>
      </style:paragraph-properties>
      <style:text-properties style:font-name="Arial" fo:font-size="14pt" officeooo:paragraph-rsid="001d8228" style:font-size-asian="14pt" style:font-size-complex="14pt"/>
    </style:style>
    <style:style style:name="P64" style:family="paragraph" style:parent-style-name="Standard">
      <style:paragraph-properties fo:margin-left="0cm" fo:margin-right="0cm" fo:line-height="150%" fo:text-indent="0.635cm" style:auto-text-indent="false" style:writing-mode="page">
        <style:tab-stops>
          <style:tab-stop style:position="8.047cm"/>
        </style:tab-stops>
      </style:paragraph-properties>
      <style:text-properties style:font-name="Arial" fo:font-size="14pt" officeooo:paragraph-rsid="001d8228" style:font-size-asian="14pt" style:font-size-complex="14pt"/>
    </style:style>
    <style:style style:name="P65" style:family="paragraph" style:parent-style-name="Standard" style:master-page-name="">
      <style:paragraph-properties fo:margin-left="0cm" fo:margin-right="0cm" fo:line-height="150%" fo:text-indent="0.635cm" style:auto-text-indent="false" style:page-number="auto" style:writing-mode="page"/>
    </style:style>
    <style:style style:name="P66" style:family="paragraph" style:parent-style-name="Standard" style:master-page-name="">
      <style:paragraph-properties fo:margin-left="0cm" fo:margin-right="0cm" fo:line-height="150%" fo:text-indent="0.635cm" style:auto-text-indent="false" style:page-number="auto" style:writing-mode="page"/>
      <style:text-properties officeooo:paragraph-rsid="001b30c1"/>
    </style:style>
    <style:style style:name="P67" style:family="paragraph" style:parent-style-name="Standard" style:master-page-name="">
      <style:paragraph-properties fo:margin-left="0cm" fo:margin-right="0cm" fo:line-height="150%" fo:text-indent="0.635cm" style:auto-text-indent="false" style:page-number="auto" style:writing-mode="page"/>
      <style:text-properties officeooo:paragraph-rsid="001f2a94"/>
    </style:style>
    <style:style style:name="P6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69" style:family="paragraph" style:parent-style-name="Standard" style:master-page-name="">
      <style:paragraph-properties fo:margin-left="0cm" fo:margin-right="0cm" fo:line-height="150%" fo:text-indent="0.635cm" style:auto-text-indent="false" style:page-number="auto" style:writing-mode="page">
        <style:tab-stops>
          <style:tab-stop style:position="1.639cm"/>
        </style:tab-stops>
      </style:paragraph-properties>
      <style:text-properties style:font-name="Arial" fo:font-size="14pt" style:font-size-asian="14pt" style:font-size-complex="14pt"/>
    </style:style>
    <style:style style:name="P70" style:family="paragraph" style:parent-style-name="Standard" style:master-page-name="">
      <style:paragraph-properties fo:margin-left="0cm" fo:margin-right="0cm" fo:line-height="150%" fo:text-indent="0.635cm" style:auto-text-indent="false" style:page-number="auto" style:writing-mode="page">
        <style:tab-stops>
          <style:tab-stop style:position="8.599cm"/>
        </style:tab-stops>
      </style:paragraph-properties>
      <style:text-properties style:font-name="Arial" fo:font-size="14pt" officeooo:paragraph-rsid="001d8228" style:font-size-asian="14pt" style:font-size-complex="14pt"/>
    </style:style>
    <style:style style:name="P7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d8228" style:font-size-asian="14pt" style:font-size-complex="14pt"/>
    </style:style>
    <style:style style:name="P72" style:family="paragraph" style:parent-style-name="Standard" style:master-page-name="">
      <style:paragraph-properties fo:margin-left="0cm" fo:margin-right="0cm" fo:line-height="150%" fo:text-indent="0.635cm" style:auto-text-indent="false" style:page-number="auto" style:writing-mode="page">
        <style:tab-stops>
          <style:tab-stop style:position="8.047cm"/>
        </style:tab-stops>
      </style:paragraph-properties>
      <style:text-properties style:font-name="Arial" fo:font-size="14pt" officeooo:paragraph-rsid="001d8228" style:font-size-asian="14pt" style:font-size-complex="14pt"/>
    </style:style>
    <style:style style:name="P7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f2a94" style:font-size-asian="14pt" style:font-size-complex="14pt"/>
    </style:style>
    <style:style style:name="T1" style:family="text">
      <style:text-properties fo:color="#000000" style:text-position="25% 58%" style:font-name="Arial" fo:font-size="14pt" style:font-size-asian="14pt" style:font-size-complex="14pt"/>
    </style:style>
    <style:style style:name="T2" style:family="text">
      <style:text-properties fo:color="#000000" style:text-position="-25% 58%" style:font-name="Arial" fo:font-size="14pt" style:font-size-asian="14pt" style:font-size-complex="14pt"/>
    </style:style>
    <style:style style:name="T3" style:family="text">
      <style:text-properties officeooo:rsid="0014fc73"/>
    </style:style>
    <style:style style:name="T4" style:family="text">
      <style:text-properties style:font-name="Arial" fo:font-size="14pt" style:font-size-asian="14pt" style:font-size-complex="14pt"/>
    </style:style>
    <style:style style:name="T5" style:family="text">
      <style:text-properties style:font-name="Arial" fo:font-size="14pt" officeooo:rsid="0014fc73" style:font-size-asian="14pt" style:font-size-complex="14pt"/>
    </style:style>
    <style:style style:name="T6" style:family="text">
      <style:text-properties style:font-name="Arial" fo:font-size="14pt" officeooo:rsid="00167eba" style:font-size-asian="14pt" style:font-size-complex="14pt"/>
    </style:style>
    <style:style style:name="T7" style:family="text">
      <style:text-properties style:font-name="Arial" fo:font-size="14pt" officeooo:rsid="00195804" style:font-size-asian="14pt" style:font-size-complex="14pt"/>
    </style:style>
    <style:style style:name="T8" style:family="text">
      <style:text-properties style:font-name="Arial" fo:font-size="14pt" officeooo:rsid="001b30c1" style:font-size-asian="14pt" style:font-size-complex="14pt"/>
    </style:style>
    <style:style style:name="T9" style:family="text">
      <style:text-properties style:font-name="Arial" fo:font-size="14pt" officeooo:rsid="001cfba1" style:font-size-asian="14pt" style:font-size-complex="14pt"/>
    </style:style>
    <style:style style:name="T10" style:family="text">
      <style:text-properties style:font-name="Arial" fo:font-size="14pt" officeooo:rsid="001ef347" style:font-size-asian="14pt" style:font-size-complex="14pt"/>
    </style:style>
    <style:style style:name="T11" style:family="text">
      <style:text-properties style:font-name="Arial" fo:font-size="14pt" officeooo:rsid="001f2a94" style:font-size-asian="14pt" style:font-size-complex="14pt"/>
    </style:style>
    <style:style style:name="T12" style:family="text">
      <style:text-properties officeooo:rsid="00167eba"/>
    </style:style>
    <style:style style:name="T13" style:family="text">
      <style:text-properties officeooo:rsid="00180ab1"/>
    </style:style>
    <style:style style:name="T14" style:family="text">
      <style:text-properties officeooo:rsid="00195804"/>
    </style:style>
    <style:style style:name="T15" style:family="text">
      <style:text-properties officeooo:rsid="001a90a9"/>
    </style:style>
    <style:style style:name="T16" style:family="text">
      <style:text-properties style:font-name="Arial1" officeooo:rsid="001a90a9" style:font-name-asian="Arial1" style:font-name-complex="Arial1"/>
    </style:style>
    <style:style style:name="T17" style:family="text">
      <style:text-properties officeooo:rsid="001b30c1"/>
    </style:style>
    <style:style style:name="T18" style:family="text">
      <style:text-properties officeooo:rsid="001cfba1"/>
    </style:style>
    <style:style style:name="T19" style:family="text">
      <style:text-properties officeooo:rsid="001d8228"/>
    </style:style>
    <style:style style:name="T20" style:family="text">
      <style:text-properties officeooo:rsid="001ef347"/>
    </style:style>
    <style:style style:name="T21" style:family="text">
      <style:text-properties officeooo:rsid="001f2a94"/>
    </style:style>
    <style:style style:name="Sect1" style:family="section">
      <style:section-properties fo:margin-left="2.54cm" fo:margin-right="2.54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32">Dĺžeň, mäkčeň a ypsilon</text:p>
        <text:p text:style-name="P29">J. Gašparík Leštinský</text:p>
        <text:p text:style-name="P5"/>
        <text:h text:style-name="P34" text:outline-level="2"><text:bookmark text:name="bookmark2"/></text:h>
        <text:h text:style-name="P34" text:outline-level="3"><text:span text:style-name="T3">Návod </text:span><text:bookmark-start text:name="bookmark3"/>ako mo<text:span text:style-name="T3">ž</text:span>no za tri dni naučiť sa správne po slovensky písať.<text:bookmark-end text:name="bookmark3"/></text:h>
        <text:p text:style-name="P5"/>
        <text:h text:style-name="P34" text:outline-level="6"><text:bookmark-start text:name="bookmark5"/>Predmluva<text:bookmark-end text:name="bookmark5"/></text:h>
        <text:h text:style-name="P41" text:outline-level="6"/>
        <text:p text:style-name="P18">Skoro každé slovenské dieťa už v piatom alebo šiestom roku vie tak správne svojou materinskou rečou hovori<text:span text:style-name="T3">ť</text:span>, ako ktorýkoľvek gramatik. A každý Slovák hovorí svojou rečou — a trebárs i nárečím — tak pekne, že radosť je počúvať ho. Ale ke<text:span text:style-name="T3">ď</text:span> mnohý Slovák, ktorý ináče krásne a plynn<text:span text:style-name="T3">e</text:span> hovorí, vezme do ruky pero a píše — aký tu veliký rozdiel medzi povedaným a napísaným!</text:p>
        <text:p text:style-name="P19">V povolaní svojom už skoro od troch de­saťročí mal som dosť príležitosti vide<text:span text:style-name="T3">ť</text:span> všeliak<text:span text:style-name="T3">é</text:span>, t. j. všeliako písané rukopisy, a veru <text:span text:style-name="T3">č</text:span>asto rozmýšľal som o tom, prečo u nás tak veľmi mnohí chybne píšu a ako dalo by tomu odpomôc<text:span text:style-name="T3">ť</text:span>.</text:p>
        <text:p text:style-name="P18">Vyučovaním slovenskej reči v školách — ovšem prakticky a primeraným spôsobom — dalo by sa docieliť veľmi mnoho. Ale tu — nech ma nikto zle nerozumie — vyučo­vanie slovenčiny bolo od jakživa spojené s prekážkami a dnes pre ten predmet už skoro ani času nezostáv<text:span text:style-name="T3">a</text:span>; ba nachodia sa i také školy, ktorých odchovanci píšu takto: „Cztyeni panye! Bugyem ich ponyizsenye proszity, nyech mi rácsa poszlaty... <text:span text:style-name="T3">U</text:span> nás — povedzme si pravdu — v najviac prípadoch vie správne po slovensky písa<text:span text:style-name="T3">ť</text:span> len ten, kto svojou pilnos<text:span text:style-name="T3">ť</text:span>ou sám sa na­učil, mimo školy.</text:p>
        <text:p text:style-name="P18">Ale k veci! Maliar odmaľuje človeka i bez toho, žeby, ako na príklad lekár, musel vede<text:span text:style-name="T3">ť</text:span>, z koľkých a akých čiastočiek pozostáva jeho telo. <text:soft-page-break/>Dľa môjho náhľadu Slovák môže sa veľmi ľahko nauči<text:span text:style-name="T3">ť</text:span> správne po slovensky písa<text:span text:style-name="T3">ť</text:span> i bez toho, žeby musel vede<text:span text:style-name="T3">ť</text:span>, čo je na príklad „genit<text:span text:style-name="T3">i</text:span>v“, „akusativ“, alebo „slo­veso“, „činné príčastie minulého času“ a a „okolnostné určenie miesta“; ba práve tým nepotrebným skloňovaním, časovaním alebo učením sa sklonovacích a časovacích kon­coviek a mluvi<text:span text:style-name="T3">č</text:span>ného názvoslovia — čo všetko potrebné je len v takej mluvnici, z ktorej učíme sa nie svoju, ale cudziu reč — dieťa sa len pomätie a učenie sa mate­rinskej reči dľa tohoto spôsobu je mu ťaž­ším, nežli gymnasistovi latinčina.</text:p>
        <text:p text:style-name="P17"><text:span text:style-name="T4">Náš Vajansk</text:span><text:span text:style-name="T5">ý</text:span><text:span text:style-name="T4"> chytil raz do ruky knihu pod názvom „Poetika,“ v ktorej bolo na stá pravidiel, ako sa majú verše alebo básne písať a ke</text:span><text:span text:style-name="T5">ď</text:span><text:span text:style-name="T4"> ju prezrel, riekol mi, že opravdový básnik, keby tú knihu prečítal, musel by prestať básniť. Ja nechcem tvrdiť, žeby slovenské dieťa po prečítaní trebárs aj Mrázovej mluvnice prestalo písať, ale správne písať ani z tej sa nenaučí, lebo nevládze ju pochopiť a stroviť.</text:span></text:p>
        <text:p text:style-name="P18">Keby slovenské dieťa v každej <text:span text:style-name="T3">š</text:span>kole — česť výnimkám — naučilo sa z mluvnice alebo z materinskej reči aspoň to, kde treba napísať dĺžeň, mäkčeň a ypsilon, a že každá veta počína sa veľkou písmenou a končí sa bodom, vtedy by všetci Slováci vedeli dosť dobre písať.</text:p>
        <text:p text:style-name="P18">Na základe tohoto môjho náhľadu ešte pred piatimi rokmi osnoval som si <text:span text:style-name="T3">v</text:span> hlave túto knižočku, a dnes ked môžem si ju sám vydať i vytlačiť, uznal som za potrebné na­písať ju na papier. Písaná je nie pre školy, ale pre samoukov, zvlášte pre pospolitý ľud, preto naschvál vyhýbal som mluvničným názvom a slovám, ktoré by samouka len pomýlily a znechutily; naproti tomu sna­žil som sa to, čo je najhlavnejšie a Slová­kovi vede<text:span text:style-name="T3">ť</text:span> najpotrebnejšie, totiž dĺžeň, mäk­čeň a ypsilon a niekoľko iných pravidiel, podať tak, aby to i malé di<text:span text:style-name="T3">eť</text:span>a mohlo po­chopiť. A ke<text:span text:style-name="T3">ď</text:span> v<text:span text:style-name="T3">ď</text:span>ačím sa mojim bratom Slo­vákom touto svojou chatrnou prácičkou, prajem si len to, aby ona bola dobre po­rozumená a vykonala <text:soft-page-break/>to, čo vykonať má.</text:p>
        <text:p text:style-name="P6"/>
        <text:p text:style-name="P30"><text:span text:style-name="T3">V </text:span>Turčianskom Svätom Martine, dňa 19. marc<text:span text:style-name="T3">a</text:span>. 1904.</text:p>
        <text:p text:style-name="P5"><text:bookmark-start text:name="bookmark6"/>Pôvodca.<text:bookmark-end text:name="bookmark6"/></text:p>
        <text:h text:style-name="P34" text:outline-level="7"/>
        <text:h text:style-name="P41" text:outline-level="7"/>
        <text:h text:style-name="P45" text:outline-level="7">I.</text:h>
        <text:h text:style-name="P45" text:outline-level="7"/>
        <text:h text:style-name="P41" text:outline-level="7"><text:bookmark-start text:name="bookmark7"/>Hlásky a písmeny.<text:bookmark-end text:name="bookmark7"/></text:h>
        <text:p text:style-name="P18"/>
        <text:p text:style-name="P25">Ke<text:span text:style-name="T12">ď</text:span> vyslovím a, vyslovil som hlásku a a ke<text:span text:style-name="T12">ď</text:span> ju napíšem, napísal som písmenu a. Každú napísaná alebo vytlačenú hlásku vo­láme písmenou.</text:p>
        <text:p text:style-name="P20">V slovenskej reči máme 43 hlások a 5 dvojhlások, ktoré označujeme nasledujúcimi písmenami:</text:p>
        <text:p text:style-name="P18">a, <text:span text:style-name="T12">á</text:span>, ä, ia, b, c, č, d, d, dz, dž, e, é, ie, f, g, h, ch, i, <text:span text:style-name="T12">í</text:span>, j, k, l, <text:span text:style-name="T12">ľ</text:span>, <text:span text:style-name="T12">ĺ</text:span>, m, n, ň, o, <text:span text:style-name="T12">ó</text:span>, ô, m, p, r, ŕ, s, š, t, <text:span text:style-name="T12">ť</text:span>, u, <text:span text:style-name="T12">ú</text:span>, iu, v, y, ý, z, ž.</text:p>
        <text:p text:style-name="P3"><text:span text:style-name="T4">Z týchto hlások a, á, </text:span><text:span text:style-name="T6">ä</text:span><text:span text:style-name="T4">, e, é, i, </text:span><text:span text:style-name="T6">í,</text:span><text:span text:style-name="T4"> o, ó, </text:span><text:span text:style-name="T6">u, </text:span><text:span text:style-name="T4">ú, y, ý sú samohláskv </text:span><text:span text:style-name="T6">i</text:span><text:span text:style-name="T4">a, </text:span><text:span text:style-name="T6">ie, i</text:span><text:span text:style-name="T4">u, ô, </text:span><text:span text:style-name="T6">ou dvojhlásky, ostatné voláme spoluhláskami.</text:span></text:p>
        <text:p text:style-name="P18">Zo samohlások á, é, <text:span text:style-name="T12">í</text:span>, <text:span text:style-name="T12">ó</text:span>, <text:span text:style-name="T12">ú</text:span>, ý sú dlhé ostatné sú krátke.</text:p>
        <text:p text:style-name="P18">Dvojhlásky ia, ie, iu, ktoré znejú ako: ja, je, ju, v pôvodnej staroslovanskej abe­cede označujú sa každá len jednou písmenou, ale my Slováci, ktorí latinskou abecedou píšeme, musíme ich označovať složkami ia, ie, iu. — Dvojhlásku ô, ktorá vyslovuje sa ako spojené uo, píšeme len jednou písmenou; dvojhláska ou, ktorá čo do zvuku značí pravý opak predošlej, píše sa složkou ou a prichádza obyčajne len na konci slova.</text:p>
        <text:p text:style-name="P18">Zo spoluhlások č, ď, dž, ľ, ň, š, <text:span text:style-name="T12">ť,</text:span> ž sú mäkké; ostatné sú tv<text:span text:style-name="T12">r</text:span>dé.</text:p>
        <text:p text:style-name="P18">Hlásky dz, dž, ch píšeme každú dvoma písmenami, ale žiadnu z nich nesmieme po­važovať za dve hlásky. Deľme tedy nie: med-<text:span text:style-name="T12">z</text:span>a, chôd-za, <text:soft-page-break/>hrád-za, gund-ža, muc-ha, ale: me-dza, chô-dza, hrá-dza, gun-dža, mu-cha.</text:p>
        <text:p text:style-name="P18">Okrem týchto 48 hlások Slovákovi známe sú aj písmeny q, x, ale tieto prichodia len v cudzích slovách.</text:p>
        <text:h text:style-name="P34" text:outline-level="8"/>
        <text:h text:style-name="P46" text:outline-level="8">II.</text:h>
        <text:h text:style-name="P41" text:outline-level="8"/>
        <text:h text:style-name="P41" text:outline-level="8"><text:bookmark-start text:name="bookmark8"/>Slabiky, slová a vety.<text:bookmark-end text:name="bookmark8"/></text:h>
        <text:p text:style-name="P18"/>
        <text:p text:style-name="P26">Ke<text:span text:style-name="T13">ď</text:span> poviem „dom,“ povedal alebo vy­slovil som slovo. To slovo vyslovil som trimi hláskami alebo spojením trich hlások, a ke<text:span text:style-name="T13">ď</text:span> ho napíšem, napísal som ho trimi písmenami.</text:p>
        <text:p text:style-name="P18">Slovo „dom“ vyslovil som jedným otvo­rením úst. Jedným otvorením úst vyslovené slová voláme slovami jednoslabičnými.</text:p>
        <text:p text:style-name="P18">„Voda“ je tiež slovo, ale poneváč vyslo­vil som ho na dva razy, je ono slovo dvoj­slabičné.</text:p>
        <text:p text:style-name="P18">Slovo „kukučka“ má tri a slovo „veverica“ štyri slabiky.</text:p>
        <text:p text:style-name="P18">Slabiky povstávajú z hlások, slová povstávajú alebo skladajú sa zo slabík, a tie slová alebo viac slov v hromade, ktorými niečo povieme, odvetíme alebo vetíme, vo­lajú sa vetou.</text:p>
        <text:p text:style-name="P18">Každú vetu začíname písať veľkou písmenou a končíme ju bodom. Na príklad: Boh je milostivý. Dobrý dáždik hoden je mnoho. Slnko svieti tak na chudobného, ako i na boháča. Voda je najlepší nápoj. Čistota je pol života. Kosil som trávičku v zelenom hájičku.</text:p>
        <text:p text:style-name="P18">Niektorú vetu nemôžeme správne vyslo­viť bez toho, žeby sme, kde treba, na oka­mih nepostáli. Takúto pomlčku alebo pre­stávku označujeme v písaní čiarkou (,) za tým slovom, za ktorým sme postáli. Na prí­klad: Musím ísť domov, lebo ma volajú. Kto nemá chuti, ľahko vykrúti.</text:p>
        <text:p text:style-name="P21"><text:soft-page-break/>V dlhších vetách robíme i väčšie pomlčky a tie označujeme v písaní bodkočiarkou (;). Na príklad: Musím ísť domov, lebo ma volajú; kto vie, čo sa prihodilo. Alebo: Musím ísť domov, lebo ma volajú; ak by som neišiel, vyhrešili by ma. V dlhších ešte a složitejších vetách píšeme okrem bodko­čiarky aj dvojbod (:). Na príklad: Ked <text:span text:style-name="T13">n</text:span>edbáš na múdre rady svojho otca; ke<text:span text:style-name="T13">ď</text:span> ne­bojí<text:span text:style-name="T13">š</text:span> sa Boha a nehanbíš sa sveta; ke<text:span text:style-name="T13">ď</text:span> ani posledné slová umierajúcej matky nemal<text:span text:style-name="T13">y</text:span> na teba žiadneho účinku: ro<text:span text:style-name="T13">b</text:span> si, ako sa ti páči, ale na oči sa mi viac neukazuj!</text:p>
        <text:p text:style-name="P18">Niektoré vety ukončujeme aj dvojbodom, niektoré otáznikom a niektoré výkrikníkom.</text:p>
        <text:p text:style-name="P18">Dvojbodom končíme také vety, ktoré ukazujú, že za nimi ešte niečo nasleduje. Na príklad: Otec hovoril svojmu synovi nasledovne: — Pošlite mi nasledujúce knihy: — Syn odpovedal takto: — Smluva uzavrela sa, ako nasleduje: at<text:span text:style-name="T13">ď</text:span>.</text:p>
        <text:p text:style-name="P18">Otáznikom ukončujeme vety, ktorými sa niečo spytujeme. Na príklad: Kedy prídeš k nám? Nie ti je zima? Ako sa vo­láš? Čo tým myslíš? Prečo nechodíš do školy ? at<text:span text:style-name="T13">ď</text:span>.</text:p>
        <text:p text:style-name="P18">A výkrikníkom končíme tie vety, kto­rými niečo vykrikujeme, vyvolávame, roz­kazujeme alebo i ke<text:span text:style-name="T13">ď</text:span> vzdycháme. Na prí­klad: Počkaj chlapče! Stoj! Sadni si! Ne­boj sa! Odlož sekeru! Bože, smiluj sa nado mnou! at<text:span text:style-name="T13">ď</text:span>.</text:p>
        <text:p text:style-name="P7"/>
        <text:p text:style-name="P31">III.</text:p>
        <text:p text:style-name="P31"/>
        <text:h text:style-name="P34" text:outline-level="8"><text:bookmark-start text:name="bookmark9"/>Kde treba p<text:span text:style-name="T13">í</text:span>sa<text:span text:style-name="T13">ť</text:span> d<text:span text:style-name="T13">ĺ</text:span>že<text:span text:style-name="T13">ň</text:span> alebo čiarku nad písmenu.<text:bookmark-end text:name="bookmark9"/></text:h>
        <text:p text:style-name="P18"/>
        <text:p text:style-name="P25">Slovo „hora“ vyslovil som dvoma asi rovnako znejúcimi krátkymi slabikami, asi takto:</text:p>
        <text:p text:style-name="P5">ho-ra vo-da pa-ra,</text:p>
        <text:p text:style-name="P8"><text:soft-page-break/>ale ked vyslovím slovo „zákon,“ prvú sla­biku ťahal som tak dlho, ako by som bol v nej dve a (aa) vyslovoval, kdežto druhú slabiku vyslovil som krátko; znelo to asi takto:</text:p>
        <text:p text:style-name="P5">zá-kon.</text:p>
        <text:p text:style-name="P5">To isté počuť i v slovách: národ, láska, stálosť, záduch at<text:span text:style-name="T13">ď</text:span>. Ke<text:span text:style-name="T13">ď</text:span> teda tieto slová chcem správne napísať, musím nejako ozna­čiť tie slabiky, ktoré som dlhšie ťahal. Aby som nemusel písať: zaakon, naarod, laaska, staalosť, zaaduch at<text:span text:style-name="T13">ď</text:span>., napíšem nad a čiarku, alebo takéto dlhé á — a dĺžka slabiky je označená; píš<text:span text:style-name="T13">e</text:span>m teda: zákon, národ, láska, stálosť, záduch at<text:span text:style-name="T13">ď</text:span>. To isté vidíme i pri slo­vách: veľká, nová, dobré, bradáč, podivín, úradník, prekážka, prednáška at<text:span text:style-name="T13">ď</text:span>. Z toho nasleduje pravidlo: každú slabiku, ktorú pri vyslovovaní dlhšie ťaháš, v písaní označ čiar­kou, to jest dĺžeňom, alebo lepšie rečeno, v každej takej slabike napíš dlhú samohlásku.</text:p>
        <text:p text:style-name="P18">Píš teda: bábka, búdka, búrka, címer, cí­tiť, čítať, dáž<text:span text:style-name="T13">ď</text:span>, dívať, dúchať, dýchať, fúkať, gágor, hárok, húsa, hýbať, chýbať, chýliť, kálať, kúsať, kýchať, lámať, lízať, lúštiť, má­vať, míňať, mútiť, páliť, píliť, púšťať, ráňať, rátať, rútiť, sádzať, súriť, sýtiť, tárať, tíšiť, túliť, týkať, váľať, vídať, vítať, výbor, výklad, výkon, výraz, západ, zívať, <text:span text:style-name="T13">z</text:span>úriť, vzývať, at<text:span text:style-name="T13">ď</text:span>. Slovom: píš tak, ako hovoríš.</text:p>
        <text:p text:style-name="P18">Ale ak si zo severo-východných stolíc, kde všetky slabiky vyslovujú sa krátko, a chceš sa naučiť správne po slovensky pí­sať, tak vezmi do ruky daktoré slovenské noviny, alebo správno po slovensky tlačenú knihu, čítaj ju nahlas a každú slabiku, v kto­rej vidíš čiarkou označenú samohlásku, ťahaj <text:span text:style-name="T13">dv</text:span>akrát tak dlho, ako slabiku bez dlhej samohlásky, teda asi takto:</text:p>
        <text:p text:style-name="P5">zá-ba-va, zá-mož-ný, tu-li-pán.</text:p>
        <text:p text:style-name="P18">DÍžene alebo čiarky nad samohlásky mu­síme písa<text:span text:style-name="T13">ť</text:span> preto, poneváč tie samohlásky dlhšie sa vyslovujú; keby sme ich nepísali, tým nielen že <text:soft-page-break/>utratila by reč na svojej kráse, ale aj pri mnohých podobne znejúcich slovách mohla by povstať mýlka a nesrozumite<text:span text:style-name="T13">ľ</text:span>nos<text:span text:style-name="T13">ť</text:span>. — Takých slov máme veľmi mnoho; na príklad:</text:p>
        <text:p text:style-name="P5">My sa dobre máme.</text:p>
        <text:p text:style-name="P5">Daj to tvojej mame.</text:p>
        <text:p text:style-name="P5">Môj syn nemá škody.</text:p>
        <text:p text:style-name="P5">Opilstvo ti škodí.</text:p>
        <text:p text:style-name="P5">Mäsiar zabil vola.</text:p>
        <text:p text:style-name="P5">Otec za ním volá.</text:p>
        <text:p text:style-name="P5">Nad grúňom sú hole.</text:p>
        <text:p text:style-name="P5">On mal ruky holé.</text:p>
        <text:p text:style-name="P5">Kdeže ste vy boli?</text:p>
        <text:p text:style-name="P5">Sná<text:span text:style-name="T13">ď</text:span> vás hlava bolí?</text:p>
        <text:p text:style-name="P5">Matka niti súka.</text:p>
        <text:p text:style-name="P5">Vo dvore je suka.</text:p>
        <text:p text:style-name="P5">Tá ma rada mala.</text:p>
        <text:p text:style-name="P5">Ešte som len malá.</text:p>
        <text:p text:style-name="P5">Postavme si búdu.</text:p>
        <text:p text:style-name="P5">Ešte časy budú.</text:p>
        <text:p text:style-name="P5">To je naša túha.</text:p>
        <text:p text:style-name="P5">Dnes je zima tuhá.</text:p>
        <text:p text:style-name="P5">Chlapci kujú kosy.</text:p>
        <text:p text:style-name="P5">Šuhaj trávu kosí.</text:p>
        <text:p text:style-name="P5">To je ruka druhá.</text:p>
        <text:p text:style-name="P5">Ubil svojho druha.</text:p>
        <text:p text:style-name="P5">Dievča ru<text:span text:style-name="T13">ž</text:span>u malo.</text:p>
        <text:p text:style-name="P5">Zas je nás len málo!</text:p>
        <text:p text:style-name="P5">Tie veci sa st<text:span text:style-name="T13">a</text:span>ly.</text:p>
        <text:p text:style-name="P5">Má dôchodok stály.</text:p>
        <text:p text:style-name="P5"><text:soft-page-break/>Má už málo pary.</text:p>
        <text:p text:style-name="P5">Z hrnčeka sa parí.</text:p>
        <text:p text:style-name="P5">Majú ve<text:span text:style-name="T13">ľ</text:span>k<text:span text:style-name="T13">é</text:span> platy.</text:p>
        <text:p text:style-name="P5">Syn za otca platí.</text:p>
        <text:p text:style-name="P5">Vtáča spieva v kríku.</text:p>
        <text:p text:style-name="P5">Zabudol som v kriku.</text:p>
        <text:p text:style-name="P5">Pôjdeme do hory.</text:p>
        <text:p text:style-name="P5">Horí ohník horí! at<text:span text:style-name="T13">ď</text:span>.</text:p>
        <text:p text:style-name="P5">A ešte jedno! V niektorých slovách r a <text:span text:style-name="T13">l</text:span> prichodia miesto samohlások. Na pr.: brko, drviť, hrba, hrdlo, hrniec, hrtan, hrvol, krk, mrva, trh, vrba, blcha, blkot, dlho, hlbina, mlčať, slza, tlkot, vlk at<text:span text:style-name="T13">ď</text:span>. A tak aj tieto, kedykoľvek ich dlhšie ťaháme, musíme dĺže<text:span text:style-name="T13">ň</text:span>om alebo čiarkou označiť. Na príklad: dĺžka, nad<text:span text:style-name="T13">ĺž</text:span>, b<text:span text:style-name="T13">ĺ</text:span>ša, p<text:span text:style-name="T13">ĺ</text:span>žik, stĺp, t<text:span text:style-name="T13">ĺ</text:span>k, vĺča, tŕňa, pŕška, nadŕža, päť hŕb, šesť vŕb at<text:span text:style-name="T13">ď</text:span>.</text:p>
        <text:p text:style-name="P5"/>
        <text:p text:style-name="P28">IV.</text:p>
        <text:h text:style-name="P34" text:outline-level="8"><text:bookmark-start text:name="bookmark10"/>Kde treba p<text:span text:style-name="T13">í</text:span>sa<text:span text:style-name="T13">ť</text:span> mäkčeň.<text:bookmark-end text:name="bookmark10"/></text:h>
        <text:p text:style-name="P19"/>
        <text:p text:style-name="P27">V slovenskej reči máme nasledujúce mäkk<text:span text:style-name="T13">é</text:span> spoluhlásky: <text:span text:style-name="T13">č</text:span>, <text:span text:style-name="T13">ď,</text:span> dž, <text:span text:style-name="T13">ľ</text:span>, <text:span text:style-name="T13">ň, </text:span>š, ť, ž.</text:p>
        <text:p text:style-name="P18">Ked miesto slova „čakaj“ napíšem <text:span text:style-name="T13">c</text:span>akaj a vyslovím ho nahlas tak, ako je napísané, hned zbadáš, že vyslovil som ho chybne, lebo nezneje tak, ako by malo znieť. — To isté zbadáš i vtedy, keby som na­miesto „ruža“ napísal a vyslovil ru<text:span text:style-name="T13">z</text:span>a. A v slovenskej reči slová vyslovujeme len tak, ako sú napísané. Z toho videť, že tie slová napísal som chybne. Treba ich teda opraviť alebo správne napísať. To urobím tak, ke<text:span text:style-name="T13">ď</text:span> v slove „<text:span text:style-name="T14">c</text:span>akaj“ nad c a v slove „ru<text:span text:style-name="T14">z</text:span>a“ nad z napíšem mäkčeň. Mäkčeň píšeme takto: (v).</text:p>
        <text:p text:style-name="P22">V tlačenom písme <text:span text:style-name="T14">ď,</text:span> <text:span text:style-name="T14">ľ,</text:span> ť obmäkčené sú znakom (’); znakom v <text:soft-page-break/>nemôžu by<text:span text:style-name="T14">ť</text:span> obmäk­čené len preto, že sú privysoké, že niet nad nimi alebo na nich pre taký znak miesta a že s každej takej tlačovej litery iste by sa taký znak v tlači odlomil.</text:p>
        <text:p text:style-name="P18">Každú mäkko vyslovenú spoluhlásku — vyjmúc tých prípadov, ktoré dolu nižšie spo­menieme, — treba označiť mäkčeňom. Ne­píš teda: <text:span text:style-name="T14">c</text:span>ítaj, ani csítaj, ale čítaj; nepíš <text:span text:style-name="T14">c</text:span>istota, ani csistota, ale čistota; nepíš dakujem, ani gyakujem, ale <text:span text:style-name="T14">ď</text:span>akujem; nepíš Duro, ani Gyuro, ale Ďuro; nepíš Kore<text:span text:style-name="T14">n</text:span>, ani Koreny, ale Koreň; nepíš hlavna, ani hlavnya, ale hlavňa; nepíš sata, ale šata; nepíš Simo, ale Šimo; nepíš <text:span text:style-name="T14">z</text:span>ivot, ani zsivot, ale život. Píš: časy, čerešňa, čižma, <text:span text:style-name="T14">ď</text:span>atelina, gundža, ľad, ľud, huňa, šatka, šú<text:span text:style-name="T14">ľ</text:span>ok, ťarcha, ťažký, žaba, žena, žito, žúžoľ at<text:span text:style-name="T14">ď</text:span>.</text:p>
        <text:p text:style-name="P17"><text:span text:style-name="T4">Z týchto mäkkých alebo mäkko vyslovo­vaných spoluhlások písmeny ď, ň, ť netreba mäkčeňom označovať, ale len vtedy, ke</text:span><text:span text:style-name="T7">ď</text:span><text:span text:style-name="T4"> po nich nasledujú mäkké samohlásky e, </text:span><text:span text:style-name="T7">i,</text:span><text:span text:style-name="T4"> alebo dvojhlásky ia, ie, i</text:span><text:span text:style-name="T7">u</text:span><text:span text:style-name="T4">. Nepíš teda </text:span><text:span text:style-name="T7">ď</text:span><text:span text:style-name="T4">e</text:span><text:span text:style-name="T7">ť</text:span><text:span text:style-name="T4">i tak, ako vyslovuješ, ale píš deti; nepíš </text:span><text:span text:style-name="T7">ť</text:span><text:span text:style-name="T4">icho ale ticho; n</text:span><text:span text:style-name="T7">e</text:span><text:span text:style-name="T4">píš </text:span><text:span text:style-name="T7">ď</text:span><text:span text:style-name="T4">iaľka, ale diaľka; nepíš </text:span><text:span text:style-name="T7">ň</text:span><text:span text:style-name="T4">edeľa, ale nedeľa; nepíš paňe, ale pane; nepíš aňi, ale ani at</text:span><text:span text:style-name="T7">ď</text:span><text:span text:style-name="T4">. Zapamätaj si: e, i, </text:span><text:span text:style-name="T7">í</text:span><text:span text:style-name="T4">, ia, i</text:span><text:span text:style-name="T7">e,</text:span><text:span text:style-name="T4"> i</text:span><text:span text:style-name="T7">u</text:span><text:span text:style-name="T4"> sú mäkké hlásky a keď tieto hlásky nasledujú po spoluhláskach d, n, </text:span><text:span text:style-name="T7">t</text:span><text:span text:style-name="T4">, vtedy sa tieto tri spoluhlásky mäkko vyslovia; vtedy netreba nad ne písa</text:span><text:span text:style-name="T7">ť</text:span><text:span text:style-name="T4"> žiadnych mäkčeňov a vyslovia sa ako ď, ň, ť; výnimku robia slová: jeden, jedenásť, tento, ten, teraz, temer, tedy, vtedy, o piatej, o deviatej, vážne časy, krásne deti, verní pria­telia, rodní bratia, hôrni chlapci, svedomití ľudia, verní manželia a podobné; ale ke</text:span><text:span text:style-name="T7">ď</text:span><text:span text:style-name="T4"> nasleduje po nich tvrdá samohláska, vtedy treba ich mäkčeňom obmäkčiť. Píš teda: </text:span><text:span text:style-name="T7">ď</text:span><text:span text:style-name="T4">alej, </text:span><text:span text:style-name="T7">ď</text:span><text:span text:style-name="T4">ateľ, </text:span><text:span text:style-name="T7">ď</text:span><text:span text:style-name="T4">umbier, </text:span><text:span text:style-name="T7">ď</text:span><text:span text:style-name="T4">ubaj, chú</text:span><text:span text:style-name="T7">ď</text:span><text:span text:style-name="T4">a, jahňa, voňaj, ráňaj, ňuchaj, tôňa, vôňa, ťahaj, ťarcha, ťažoba at</text:span><text:span text:style-name="T7">ď</text:span><text:span text:style-name="T4">. — To samé pravidlo vzťahuje sa i na mäkké ľ. Ked napíšeš roľa, hoľa, vôľa, mám roľu, id</text:span><text:span text:style-name="T7">e</text:span><text:span text:style-name="T4">m na hoľu, nepíš dve roľe, na hoľi, po vôľi, ale píš: dve role na holi, po vôli at</text:span><text:span text:style-name="T7">ď</text:span><text:span text:style-name="T4">., teda pred každou mäkkou sa­mohláskou píš </text:span><text:span text:style-name="T7">l</text:span><text:span text:style-name="T4"> bez mäkčeňa.</text:span></text:p>
        <text:p text:style-name="P5"><text:soft-page-break/></text:p>
        <text:p text:style-name="P28">V.</text:p>
        <text:h text:style-name="P34" text:outline-level="5"><text:bookmark-start text:name="bookmark11"/>Kde treba písa<text:span text:style-name="T14">ť</text:span>: ia, ie, iu, ô a ou?<text:bookmark-end text:name="bookmark11"/></text:h>
        <text:p text:style-name="P18"/>
        <text:p text:style-name="P59"><text:span text:style-name="T4">Ako sme už spomenuli, dvojhlásky ia, ie, iu v staroslovanskej abecede označujú sa len jednou písmenou; my ich označujeme dvoma písmenami, dvoma samohláskami, ale nevyslovujeme ich ako dve samohlásky. Keby sme ich vyslovovali ako dve samo­hlásky, vtedy museli by sme pri každej dva razy ústa otvoriť; ale my ich vyslo­vujeme jedným otvorením úst, tak že ia zneje ako ja, ie ako je a iu ako ju. Avšak </text:span><text:span text:style-name="T8">p</text:span><text:span text:style-name="T4">reto nepíš vjac, ale viac; nepíš robja, ale </text:span><text:span text:style-name="T8">r</text:span><text:span text:style-name="T4">obia; nepíš vjera, ale viera; nepíš djeťa, ale dieťa; nepíš dja</text:span><text:span text:style-name="T8">ľ</text:span><text:span text:style-name="T4">ka, ale diaľka; nepíš </text:span><text:span text:style-name="T8">um</text:span><text:span text:style-name="T4">enje, umenia, umenju, ale umenje, ume</text:span><text:span text:style-name="T8">n</text:span><text:span text:style-name="T4">ia, umeniu; učenia, učenie, učeniu; nepíš </text:span><text:span text:style-name="T8">č</text:span><text:span text:style-name="T4">ja, čje, čju, ale čia, čie, čiu; nepíš učja, ale učia at</text:span><text:span text:style-name="T8">ď</text:span><text:span text:style-name="T4">. Nepíš te</text:span><text:span text:style-name="T8">ľ</text:span><text:span text:style-name="T4">acja, ani t</text:span><text:span text:style-name="T8">e</text:span><text:span text:style-name="T4">ľacá, ale teľacia koža; nepíš písacja, ani pisacá, ale písacia písanka; nepíš Hornjak, ani Hor</text:span><text:span text:style-name="T8">ň</text:span><text:span text:style-name="T4">ák, </text:span><text:span text:style-name="T8">t</text:span><text:span text:style-name="T4">ým menej Hornyák, ale Horniak; nep</text:span><text:span text:style-name="T8">íš</text:span><text:span text:style-name="T4"> Marištjak, ani Marišťák, tým menej Marištyák, ale Marištiak; nepíš Pavlenčák, ani Pavlencsák, ale Pavlenčiak; nepíš </text:span><text:span text:style-name="T8">Spišják, </text:span><text:span text:style-name="T4">ani Spišák, tým menej Spissák, ale Spišiak. — Naproti tomu píš: zjav, zjaviť, zj</text:span><text:span text:style-name="T8">e</text:span><text:span text:style-name="T4">dna</text:span><text:span text:style-name="T8">ť,</text:span><text:span text:style-name="T4"> zjes</text:span><text:span text:style-name="T8">ť,</text:span><text:span text:style-name="T4"> poneváč hovoríš i píšeš: javiť, jednať, jes</text:span><text:span text:style-name="T8">ť</text:span><text:span text:style-name="T4"> at</text:span><text:span text:style-name="T8">ď</text:span><text:span text:style-name="T4">. Podobne píš: anjel, evanjelium, evanjelik, poneváč sú to slová gr</text:span><text:span text:style-name="T8">é</text:span><text:span text:style-name="T4">ckeh</text:span><text:span text:style-name="T8">o</text:span><text:span text:style-name="T4"> pôvodu.</text:span></text:p>
        <text:p text:style-name="P18">Jednou písmenou označovaná dvojhlásk<text:span text:style-name="T17">a</text:span> ô vyslovuje sa ako jedným otvorením ús<text:span text:style-name="T17">ť</text:span> vyslovené uo. Ke<text:span text:style-name="T17">ď</text:span> napíšem slovo stôl <text:span text:style-name="T17">a</text:span> vyslovím ho nahlas, zneje tak, ako by so<text:span text:style-name="T17">m</text:span> bol stuol alebo stvol napísal. Ale tak, ak<text:span text:style-name="T17">o</text:span> sa nám to zdá, písať ho nesmieme, leb<text:span text:style-name="T17">o</text:span> ke<text:span text:style-name="T17">ď</text:span> sú dva, napíšeme stoly, a nie stuol<text:span text:style-name="T17">y alebo</text:span> stvoly. To isté zbadáme i pri slov<text:span text:style-name="T17">e bôľ, le</text:span>bo ono pochádza od bolenia, a ni<text:span text:style-name="T17">e</text:span> <text:span text:style-name="T17">od buol</text:span>enia. Píš teda: bôľ, bôžik, dôka<text:span text:style-name="T17">z, dôkladn</text:span>osť, dôroba, dôslednosť, dôv<text:span text:style-name="T17">ažka, </text:span>dôvera, dôvtip, pôdoj, pôrod, pôžitok, pôvabnosť, môžem, kôra, kôň, lôh, lônik, nôta, nôtiť, vôľa, <text:soft-page-break/>vôbec, vôkol, sôsyp, stôl, pôlt, komôrka, homô<text:span text:style-name="T17">ľ</text:span>ka, vôl, pôjd, pôjdeme at<text:span text:style-name="T17">ď</text:span>.</text:p>
        <text:p text:style-name="P66"><text:span text:style-name="T4">Dvojhláska ou píše sa vždy len na konci slova, ako koncovka slov, ktoré sú ženského rodu. Mužského rodu je každé slovo, pred ktorým dá sa vysloviť slovíčko te</text:span><text:span text:style-name="T8">n,</text:span><text:span text:style-name="T4"> teda: ten dom, ten potok, ten človek, ten úmy­sel at</text:span><text:span text:style-name="T8">ď</text:span><text:span text:style-name="T4">.; ženského rodu je každé slovo, ktoré môžeme označiť slovíčkom tá, teda: tá voda, tá brána, tá soľ, tá doska, tá chyba, tá myš, tá sihoť at</text:span><text:span text:style-name="T8">ď</text:span><text:span text:style-name="T4">. Ke</text:span><text:span text:style-name="T8">ď</text:span><text:span text:style-name="T4"> teda slová muž­ského rodu zakončujeme koncovkou —om, na príklad: pred domom, nad potokom, s človekom, s rachotom, s tvarohom, bol sluhom, je učňom, bude pánom at</text:span><text:span text:style-name="T8">ď</text:span><text:span text:style-name="T4">., vtedy všetky slová ženského rodu musíme konči</text:span><text:span text:style-name="T8">ť</text:span><text:span text:style-name="T4"> koncovkou —ou, teda: pred bránou, so sestrou, nad hlavou, pod rukou, s matkou, holou hlavou, bosou nohou, s veľkou dô­verou, kráčal horou, išiel dolinou, pole zasial nie šušovicou, ani ražou, ale </text:span><text:span text:style-name="T8">ď</text:span><text:span text:style-name="T4">atelinou; kosil kosou dobre nakova</text:span><text:span text:style-name="T8">n</text:span><text:span text:style-name="T4">ou; písal nie kri</text:span><text:span text:style-name="T8">e</text:span><text:span text:style-name="T4">dou, ale ceruzou do končit</text:span><text:span text:style-name="T8">a</text:span><text:span text:style-name="T4"> zastrúhano at</text:span><text:span text:style-name="T8">ď</text:span><text:span text:style-name="T4">. Teda vo všetkých tých slovách ženského rodu, ktoré označujú meno i vlastnos</text:span><text:span text:style-name="T8">ť</text:span><text:span text:style-name="T4"> niečoho, píš koncovku —ou; podobne píš ju i v slovách: s tebou, so mnou, predo mnou, nado mnou at</text:span><text:span text:style-name="T8">ď</text:span><text:span text:style-name="T4">., už či to mužský, že</text:span><text:span text:style-name="T8">ns</text:span><text:span text:style-name="T4">ká alebo dieťa hovorí. Nepíš nikdy: s ú</text:span><text:span text:style-name="T8">c</text:span><text:span text:style-name="T4">tov, s matkov, pred dedinov, nad horov, pod skalov at</text:span><text:span text:style-name="T8">ď</text:span><text:span text:style-name="T4">., lebo všetky tieto slov</text:span><text:span text:style-name="T8">á</text:span><text:span text:style-name="T4"> sú ženského rodu a tak musia sa konči koncovkou —ou. — Naproti tomu slová ktoré sú mužského rodu, na otázku koho čoho a kde, ukončuj vždy koncovkou —o</text:span><text:span text:style-name="T8">v.</text:span><text:span text:style-name="T4"> Na príklad: Znám p</text:span><text:span text:style-name="T8">äť</text:span><text:span text:style-name="T4"> chlapcov, mám dvanás</text:span><text:span text:style-name="T8">ť</text:span><text:span text:style-name="T4"> rokov, vidím desať volov, navštívil so</text:span><text:span text:style-name="T8">m</text:span><text:span text:style-name="T4"> šesť domov, voda z dvoch potokov, sklo d</text:span><text:span text:style-name="T8">p</text:span><text:span text:style-name="T4"> trich oblokov; pre Slovákov, pre priateľov, pre potomkov; idem domov, do Kohútov, do Matejov, do Mudro</text:span><text:span text:style-name="T8">ň</text:span><text:span text:style-name="T4">ov at</text:span><text:span text:style-name="T8">ď</text:span><text:span text:style-name="T4">.</text:span></text:p>
        <text:p text:style-name="P18">Dvojhlásky tieto nikdy neoznačuj dĺže<text:span text:style-name="T17">ň</text:span>ami. Nepíš teda: viác, žiádos<text:span text:style-name="T17">ť</text:span>, robiá, ti<text:span text:style-name="T17">é</text:span>ž, pod vodóu at<text:span text:style-name="T17">ď</text:span>., lebo sa to ani vyslov<text:span text:style-name="T17">iť</text:span> nedá. Slová: Božie slovo, moje dielo, žabi<text:span text:style-name="T17">e</text:span> oko, orol lieta, Jano spieva, ľudia vravia, naše žiale, naše bôle, bosou nohou, hustou horou at<text:span text:style-name="T17">ď</text:span>. vyslovujú sa rovnako a <text:soft-page-break/>tak o potrebe d<text:span text:style-name="T17">ĺ</text:span>žeňov nemôže tu by<text:span text:style-name="T17">ť</text:span> ani reči. — Podobne ani koncovku ov nikdy neoznačuj d<text:span text:style-name="T17">ĺ</text:span>ženom; nepíš chlapóv, synóv, otcóv, Nemc<text:span text:style-name="T17">ó</text:span>v at<text:span text:style-name="T17">ď</text:span>., ale píš vždy: chlapov, synov, otcov, kres<text:span text:style-name="T17">ť</text:span>anov, Rusov, Oravcov, Turčanov at<text:span text:style-name="T17">ď</text:span>.</text:p>
        <text:p text:style-name="P5"/>
        <text:p text:style-name="P5">IV.</text:p>
        <text:h text:style-name="P34" text:outline-level="8"><text:bookmark-start text:name="bookmark12"/>Kde treba p<text:span text:style-name="T17">í</text:span>sa<text:span text:style-name="T17">ť</text:span> mäkké ä?<text:bookmark-end text:name="bookmark12"/></text:h>
        <text:p text:style-name="P18"/>
        <text:p text:style-name="P61">Ke<text:span text:style-name="T17">ď</text:span> napíšem slovo <text:span text:style-name="T17">m</text:span>aso a vyslovím ho nahlas, hned zbadáš, že tam niečo chybí, že to nezneje tak, ako by malo znieť. Chybí nad a mäkčeň! Písmenu a obmäk<text:span text:style-name="T17">č</text:span>ujeme dvoma bodkami, takto: ä. Píš teda mäso, mäsiar, holúbä, žriebä, najmä, temä, semä, vemä, plemä, mätka, mätenie, pamäť, nazpamäť, päta, päť, päťdes<text:span text:style-name="T17">i</text:span>at, púpä at<text:span text:style-name="T17">ď</text:span>.</text:p>
        <text:p text:style-name="P18">Po hláskach č, d, ľ, ň, š, ť, ž, ba i po j. hláska a vyslovuje sa mäkko, skoro ak<text:span text:style-name="T17">o</text:span> ä; ba ani nedá sa vysloviť tak tvrdo, ako v slovách baba, rada, vada; ale zato v tých<text:span text:style-name="T17">to</text:span> prípadoch netreba ju nikdy obmäkčova<text:span text:style-name="T17">ť</text:span>.</text:p>
        <text:h text:style-name="P34" text:outline-level="8"/>
        <text:h text:style-name="P41" text:outline-level="8"><text:bookmark-start text:name="bookmark13"/>V<text:span text:style-name="T17">I</text:span>l. Kde treba písať y?<text:bookmark-end text:name="bookmark13"/></text:h>
        <text:p text:style-name="P69"/>
        <text:p text:style-name="P62">V slovenskej reči je najťažšie naučiť sa pri písaní rozdiel medzi i a y, to jest rozdiel medzi mäkkým i a tvrdým y. Ale i to na učíme sa veľmi ľahko.</text:p>
        <text:p text:style-name="P18">Hláska i je mäkká hláska, vyslovuje s<text:span text:style-name="T18">a</text:span> mäkko, tenkým hlasom, ktorý povstáva le<text:span text:style-name="T18">n</text:span> na kraji úst, temer pri samých zuboch. N<text:span text:style-name="T18">a</text:span>príklad: čičí, divoch, list, mimo, minút, nikto, Nitra, pichať, piť, sihoť, šidlo, šiť, vi<text:span text:style-name="T18">ť,</text:span> vina, víno, zima, život. Vyslov tieto slov<text:span text:style-name="T18">á</text:span> jedno po druhom nahlas a presvedčíš sa, <text:span text:style-name="T18">že</text:span> každé <text:span text:style-name="T18">i</text:span>, ktoré sa v nich nachodí, vyslovil si mäkko, tenkým hlasom a že ten hla<text:span text:style-name="T18">s</text:span> povstal ti len na kraji úst. Naproti tomu ke<text:span text:style-name="T18">ď</text:span> vyslovíš slovo ryby, presvedčíš sa že toto y vyslovil si tvrdo, hrubším <text:soft-page-break/>hlbo<text:span text:style-name="T18">k</text:span>ým hlasom, ktorý nepovstal ti na kraji ús<text:span text:style-name="T18">t,</text:span> ako pri <text:span text:style-name="T18">i</text:span>, ale až pocítiš, že vychádza ti z úzadia úst, zo samého hrdla. Ak si náho­dou dosia<text:span text:style-name="T18">ľ</text:span> nepobadal tohto rozdielu, tak pozoruj sám seba, pozoruj aj iných a keď čítaš, každé tlačené <text:span text:style-name="T18">i</text:span> a y vyslovuj týmto spôsobom a hneď budeš na pravej ceste.</text:p>
        <text:p text:style-name="P18">Medzitým aj tu si povieme, kde treba pí­sať y, a kde ho nesmieme písať.</text:p>
        <text:p text:style-name="P17"><text:span text:style-name="T4">y nepíše sa nikdy a nesmie sa písať po mäkkých spoluhláskach, teda po č, ď, dž, ľ, ň, </text:span><text:span text:style-name="T9">š,</text:span><text:span text:style-name="T4"> ť, ž. Nepíš teda čystota, ďyvadlo, priemyselňýk, šýrka, ťychosť, žyvot, ale píš: čistota, divadlo, priemyselník, šírka, tichosť, život, lebo tvrdé y po týchto mäkkých spolu­hláskach ani sa n</text:span><text:span text:style-name="T9">e</text:span><text:span text:style-name="T4">dá vysloviť.</text:span></text:p>
        <text:p text:style-name="P18">Po hláskach c a dz nepíše sa y v žiadnom slovenskom slove. Nepíš teda: na plecy, vo vrecy, v pecy, ale píš: na pleci, vo vreci, v peci; nepíš medzy, ani na medzy, ale medzi a na medzi; nepíš cudzý (ani keď len o jed<text:span text:style-name="T18">n</text:span>om človeku hovoríš), ale vždy píš cudzí; nepíš v núdzy, v chôdzy, ale píš: v núdzi, v chôdzi atď. Cylinder, Cyrill, cynismus a podobné sú cudzie (nikdy nepíš cudz<text:span text:style-name="T18">é</text:span>!) slová.</text:p>
        <text:p text:style-name="P18">Podobne ani po spoluhláske j nikdy ne­píš y!</text:p>
        <text:p text:style-name="P18">Okrem týchto hore udaných spoluhlások y môže sa písať po všetkých ostatných spoluhláskach, ale len tam, kde to pôvod slova alebo mluvničn<text:span text:style-name="T18">é</text:span> pravidlo požaduje.</text:p>
        <text:p text:style-name="P18">Predovšetkým y píše sa vo všetkých tých slovách, ktoré majú ho vo svojom koreni, na príklad: byť (dobrým byť, ke<text:span text:style-name="T18">ď</text:span> budeš dobrým, a nie bi<text:span text:style-name="T18">ť</text:span> sa s niekým, alebo bi<text:span text:style-name="T18">ť</text:span> niekoho palicou), byvší, byt, pobyt, bytn<text:span text:style-name="T18">é</text:span> nábytok, dobytok, výdobytok, prebytok, odbyt, bydlo, bydlisko, býva, ubýva, pribýva, dych, dýchať, vzdych, vzdychať, ná­dych, dýka, dym, dymník, zdýmať, nadýmať; hýbať, hýbadlo, hýbaj, hynúť, zahynúť, hýriť, hýkať, hyzdiť; chyba, chybeť, chybiť, chýbať, chýliť, chytať, chystať, chyža; kydať, kýchať, kyjak, kylavý, kým, pokým, kynožiť, kynúť, kypeť, kyprý, <text:soft-page-break/>kypták, kyslý, kýška, kytka, kývať; lyko, lysina, lýtko, lyžica; mydlo, myť, umývať, pomyje, my­kať, mýliť, m<text:span text:style-name="T18">y</text:span>sleť, myš, myšlienka, mýto; pýcha, pyšný, pysk, pýtať, pyteľ; ryba, rybník, rybár, ryčať, rýdzik, rýdzi, rýchly, rychtár, ryk, rýnok, rýpať, ryť rýlom, ry­tier, ryža, syčať, sychravý, sýka<text:span text:style-name="T18">ť</text:span>, syn, sy­pať, sypáre<text:span text:style-name="T18">ň</text:span>, sypanica, syr, syseľ, sypký, sýty; ty, tykať, tým, tylo, týždeň; vy, vy­kať, vyššie, výška, vyšší, vyť alebo zavýjať (ke<text:span text:style-name="T18">ď</text:span> pes vyje alebo zav<text:span text:style-name="T18">ý</text:span>ja), vzývať, zvyk, jazyk at<text:span text:style-name="T18">ď</text:span>.</text:p>
        <text:p text:style-name="P18">Ďalej píše sa y po písmene v na začiatku nasledujúcich slov, ktoré označujú nejaký výkon, ako: vybaviť, vybariť, vybájiť, vy­behnúť, výber, výbor, vy<text:span text:style-name="T18">b</text:span>rať, vyčapovať, vy­čerpať, vyčítať, výčitka, vydať, vydanie, výdavok, vydobi<text:span text:style-name="T19">ť</text:span>, vyglgnúť, vyhodiť, vyhasiť, vyhynúť, vychodiť, výhľad, vyhnúť, vyhnať, východ, vychovávať, výchova, vyjaviť, vý­jav, výkal, výkaz, výklad, vyklať, výkon, vy­konať, vykopať, výkrik, vykúpiť, Vykupiteľ, vykvitnúť, vykývať, vyleteť, vyliať, výlet, vyložiť, výložka, vymazať, vymädliť, vymle<text:span text:style-name="T19">ť</text:span>, vymeniť, vymerať, výmer, <text:span text:style-name="T19">m</text:span>ymetať, vymieniť, vymydliť, vymysleť, vymôcť vyn<text:span text:style-name="T19">a</text:span>jsť, vynález, vyňať, vyniesť, vyobšívať, vypad­núť, vypáliť, vypariť, vypäť, vypísať, vypytovať sa, vyplatiť, výplata, výplyv, v<text:span text:style-name="T19">ý</text:span>plod, výpomoc, vypomstiť sa, výprask, vyprať, vyprávať, v<text:span text:style-name="T19">y</text:span>prášiť, vypraviť, výprava, vy­predať, vyprevadiť, vyrábať, výrobok, vy­rásť, vyrazi<text:span text:style-name="T19">ť</text:span>, výraz, vyriecť, výrok, výsev, vysiať, vyschnúť, vysypať, vyskúmať, vyslú­žiť, vysťahovať sa, výstraha, vystreliť, vystrihnúť, vystúpiť, vysvätiť, vysvedčenie, vy­svetliť, vyšliapať, vyšmýkať, vyštebotať, vyštípať, vyťahať, vytreť, vytrhať, vytroviť, vy­vinúť, vyviesť za ruku, vyviezť na voze, vyvýšiť, vyznačiť, vyznať, vyzvať, vyzvanie, vyživiť, výživa at<text:span text:style-name="T19">ď</text:span>.</text:p>
        <text:p text:style-name="P18">Ďalej y píše sa na konci každého slova, pred ktorým môže sa vysloviť slovíčko tie, teda: tie baby, tie cepy, tie duby, tie fúzy, tie gumy, tie huby, tie lipy, tie misy, tie nosy, tie píly, tie ryby, tie sily, tie šťuky, tie vidly, tie viny, tie žily at<text:span text:style-name="T19">ď</text:span>. Píš teda: bariny, bedny, bobony, bubny, bubliny, by­liny, <text:soft-page-break/>cesty, ceny, city, <text:span text:style-name="T19">ď</text:span>ateliny, dediny, diviny, doliny, dutiny, fary, fúry, garády, haleny, haluzy, handry, hodiny, hory, karty, kefy, kopy, kosy, kovy, kozy, lány, lesy, listy, lúky, maliny, meniny, múry, noviny, povaly, poviedky, rany, rastliny, rodiny, roky, sady, sovy, súsedy, taligy, ťavy, úd<text:span text:style-name="T19">y,</text:span> válovy, voľby, záhyby, záclony, zákony, ža­loby, ženy at<text:span text:style-name="T19">ď</text:span>., lebo pred každým týmto slovom môžeš vysloviť slovíčko tie. — Ho­voríme aj tie oči, tie uši, tie deti, ale už vieme, že po mäkkých spoluhláskach ne­smie sa písať y. — Naproti tomu t<text:span text:style-name="T19">ie</text:span> slová, ktoré označujú sa <text:span text:style-name="T19">s</text:span>lovíčkom t<text:span text:style-name="T19">í</text:span>, končíme vždy mäkkým <text:span text:style-name="T19">i</text:span>. Na príklad:</text:p>
        <text:p text:style-name="P9">tí chlapi tie ženy</text:p>
        <text:p text:style-name="P10">tí vlci tie sovy</text:p>
        <text:p text:style-name="P11">tí psi tie kravy</text:p>
        <text:p text:style-name="P10">tí vtáci tie ryby.</text:p>
        <text:p text:style-name="P18">Podobne píše sa y na konci každého slova, pred ktorým možno vysloviť slovíčko tej. Teda: z tej budovy do tej chalupy; z tej hory do tej doliny; z dediny do de­diny, zo záhrady do záhrady, z ruky do ruky; koryto z lipy, poleno z vŕby, porysko zo sekery; zo zimy, z vody, z koliby, zo skaly; od vody, od zimy, od školy; do budovy, do choroby, do opatery, do školy, do zábavy, do zásoby, do záruky, do zá­stery at<text:span text:style-name="T19">ď</text:span>. Výnimku robia slová s mäkkými koncovkami.</text:p>
        <text:p text:style-name="P4"><text:span text:style-name="T4"/></text:p>
        <text:p text:style-name="P70">Ďalej píše sa y na konci tých slov, ktorými označujeme vlastnosť niekoho alebo niečoho, ke<text:span text:style-name="T19">ď</text:span> odpovedáme na otázku aký. Na príklad: drevený dom, tvrdý kameň, vysoký strom, dlhý večer, široký jarček, biely kô<text:span text:style-name="T19">ň</text:span>, podivný nápis, slovenský národ, vtipný chlapec, starý človek, šedivý starec, švárny šuhaj, starý rok, nový mesiac, súdny deň; buk je pekne urastený, dub je vysoký, stôl je štvorhranný, dom je pekne vystavený, nôž je ostrý, potok je široký, slovenský ľud je pobožný a pracovitý, planý človek je všetkého schopný at<text:span text:style-name="T19">ď</text:span>. — teda vždy, ke<text:span text:style-name="T19">ď</text:span> hovoríme o jednom <text:soft-page-break/>človeku (o jednom ľude a národe) alebo o jednom predmete. Ale ke<text:span text:style-name="T19">ď</text:span> hovoríme o viacerých ľu<text:span text:style-name="T19">ď</text:span>och, vtedy predkladá sa nám otázka akí a my musíme na ňu tiež mäkkým í odpovedať. Píš teda:</text:p>
        <text:p text:style-name="P63">dobrý človek dobrí ľudia</text:p>
        <text:p text:style-name="P23">hodný chlapec hodní chlapci</text:p>
        <text:p text:style-name="P24">usilovný gazda usilovní gazdovia</text:p>
        <text:p text:style-name="P18">lenivý sluha <text:span text:style-name="T19">leniví sluhovia</text:span></text:p>
        <text:p text:style-name="P18">verný pes <text:span text:style-name="T19">verní psi</text:span></text:p>
        <text:p text:style-name="P72">spevavý vták spevaví vtáci</text:p>
        <text:p text:style-name="P64">veľký boháč veľkí boháči at<text:span text:style-name="T19">ď</text:span>.</text:p>
        <text:p text:style-name="P36"><text:span text:style-name="T19">Ďalej píše sa y na konci slov pred písmenou ch a v nasledujúcich koncovkách: </text:span>—bých, —hých, —chých, —kých, —lých, —mých, —ných, —pých, — rých, —sých, —tých, —vých, na príklad: hrubých, dru­hých, hluchých, veľkých, milých, známych, povedomých, dávnych, objednaných, skú­pych, tupých ktorých, múdrych, bosých, liatych, svätých, nov<text:span text:style-name="T19">ý</text:span>ch at<text:span text:style-name="T19">ď.</text:span></text:p>
        <text:p text:style-name="P71">Podobne píše sa y v tých samých a po­dobných slovách v koncovkách —ym, —ým, —ymi a —ými. Na príklad: hrubým, hru­bými; hluchým, hluchými; milým, milými; dávnym, dávnymi; známym, známymi; povedomým, povedomými; objednaným, objed­nanými; skúpym, skúpymi; tupým, tupými; bosým, bosými; liatym, liatymi; svätým, <text:span text:style-name="T19">svätými; novým, novými atď.</text:span></text:p>
        <text:p text:style-name="P18">Ďalej píšeme y na konci t<text:span text:style-name="T19">ý</text:span>ch slov, ktoré vravia, že ženy alebo tie živočíchy a veci, ktoré označujeme slovíčkom tie, niečo konaly alebo vykonaly. Na príklad: ženy varily, priadly, hovorily, nosily, hrabaly, žaly, spaly, zomrel<text:span text:style-name="T20">y</text:span>; mamičky sa shováraly, sestričky sa zabávaly, tetušky nás navštívily; hrušky obrodil<text:span text:style-name="T20">y</text:span>, zemiaky nám zhnily, kravy sa pásly, hviezdy svietily; veľké pŕšky nám úrodu pokazily, žaby kŕkaly, husy gágaly, lastovičky štebotaly at<text:span text:style-name="T20">ď</text:span>. — Naproti tomu, ke<text:span text:style-name="T20">ď</text:span> hovoríme o <text:soft-page-break/>chlapoch alebo o živočíchoch, ktorých označujeme slo­víčkom tí, že dačo vykonali, píšeme na konci tých slov vždy mäkké <text:span text:style-name="T20">i</text:span>. Píšeme teda: chlapi robili, kosili, nosili, vozili, pili, roz­právali, shovárali sa, zomreli at<text:span text:style-name="T20">ď</text:span>.</text:p>
        <text:p text:style-name="P5">Píš teda:</text:p>
        <text:p text:style-name="P5">tí chlapi hovorili tie ženy hovorily</text:p>
        <text:p text:style-name="P12">pisári písali, dievčatá priadly</text:p>
        <text:p text:style-name="P13">krajčíri šili ševkyne šily</text:p>
        <text:p text:style-name="P14">sluhovia slúžili slúžky slúžily</text:p>
        <text:p text:style-name="P15">psi brechali mačky mňavčaly</text:p>
        <text:p text:style-name="P15">kohúti spievali sliepky krákorily</text:p>
        <text:p text:style-name="P15">vtáci lietali lastovičky štebotaly</text:p>
        <text:p text:style-name="P13">vojaci strieľali oči slzily at<text:span text:style-name="T20">ď</text:span>.</text:p>
        <text:p text:style-name="P18">Ďalej píše sa y v slovách my, vy, ty, tykať a vykať. Na príklad: My sme dobrí chlapi, vy ste dobrí ľudia, my nemáme pe­ňazí, vy nemáte vody; ty si môj najlepší priateľ; ty mi nevykaj, vy mi netykajte. (Slovo mi značí toľko, ako mne, teda tu sa y nepíše.)</text:p>
        <text:p text:style-name="P18">Ďalej píše sa y na konci nasledujúcich slov: aby, keby, žeby, akoby, kedy, tedy, <text:span text:style-name="T20">v</text:span>t<text:span text:style-name="T20">e</text:span>dy, odkedy, dokedy, naveky, vždy at<text:span text:style-name="T20">ď</text:span>., podobne i v slovách: po slovensky, po <text:span text:style-name="T20">r</text:span>u<text:span text:style-name="T20">s</text:span>ky, po anglicky po nemecky, po fran<text:span text:style-name="T20">c</text:span>úzsky at<text:span text:style-name="T20">ď</text:span>., a síce vždy krátko y. Píš teda: <text:span text:style-name="T20">s</text:span>lovenský človek hovorí a cíti po slovensky, <text:span text:style-name="T20">k</text:span>resťanský človek smýšľa po kresťansky, <text:span text:style-name="T20">R</text:span>us hovorí po rusky, Horvat po horvatsky, <text:span text:style-name="T20">N</text:span>emec po nemecky at%<text:span text:style-name="T20">d</text:span>.</text:p>
        <text:p text:style-name="P5">Konečne y píše sa v niektorých cudzích <text:span text:style-name="T20">sl</text:span>ovách, ako Babylon, cylinder, fysika, gym<text:span text:style-name="T20">ná</text:span>sium, hymna, myrta, symmetria a po<text:span text:style-name="T20">d</text:span><text:bookmark-start text:name="bookmark14"/>obné.<text:bookmark-end text:name="bookmark14"/></text:p>
        <text:p text:style-name="P5">A naposledy ešte i v slovách, ktoré ozna­<text:span text:style-name="T20">čuj</text:span>ú dákesi konanie a končia sa koncov<text:span text:style-name="T20">ko</text:span>u —i<text:span text:style-name="T20">ť</text:span> a y<text:span text:style-name="T20">ť,</text:span> píše sa y len v nasledujúcich prípadoch: byť (dobrým by<text:span text:style-name="T20">ť</text:span>), vydobyť, kryť, myť, ryť a vyť (zavýja<text:span text:style-name="T20">ť</text:span> ako pes). Naproti tomu všade inde píše sa —i<text:span text:style-name="T20">ť</text:span>. Ne­píš teda: robyť, hovoryť, nosy<text:span text:style-name="T20">ť</text:span>, ale vždy píš: robiť, hovoriť, nosiť, kosi<text:span text:style-name="T20">ť</text:span>, holiť, my­dliť, modliť, píliť, voliť, voziť, ženiť <text:soft-page-break/>a podobne píš aj perečko viť, vídať, vide<text:span text:style-name="T20">ť</text:span>, nenávideť, závideť, vidly, vidličky, vinúť sa, privinúť niekoho at<text:span text:style-name="T20">ď</text:span>. Ďalej nepíš: otcovy, Janovy, Oravcovy, ale píš vždy: otcovi, Janovi, Oravcovi, sluhovi, priateľovi, Slovákovi, Nem­covi, Ma<text:span text:style-name="T20">ď</text:span>arovi, Haluškov<text:span text:style-name="T20">i</text:span>, Bartošovi at<text:span text:style-name="T20">ď</text:span>. A konečne nepíš nikdy: s vecmy, s priateľmy, s nohamy, s rukamy at<text:span text:style-name="T20">ď</text:span>., ale píš: s vecmi, s priateľmi, nohami, rukami, pod Tatrami, pod horami, podkovami, s nami, medzi nami at<text:span text:style-name="T20">ď</text:span>.</text:p>
        <text:p text:style-name="P5"/>
        <text:p text:style-name="P28">VIII.</text:p>
        <text:h text:style-name="P34" text:outline-level="8"><text:bookmark-start text:name="bookmark15"/>Kde treba písa<text:span text:style-name="T20">ť</text:span> mäkké <text:span text:style-name="T20">ľ</text:span> a kde tvrdé <text:span text:style-name="T20">l</text:span>.<text:bookmark-end text:name="bookmark15"/></text:h>
        <text:p text:style-name="P18"/>
        <text:p text:style-name="P59"><text:span text:style-name="T4">Ke</text:span><text:span text:style-name="T10">ď</text:span><text:span text:style-name="T4"> napíšem a vyslovím slová: kôl, stôl, vôl, napísal i vyslovil som ich s tvrdým </text:span><text:span text:style-name="T10">l</text:span><text:span text:style-name="T4">. A musel som ich tak napísať i vysloviť preto, poneváč v množnom počte alebo ke</text:span><text:span text:style-name="T10">ď</text:span><text:span text:style-name="T4"> ich je viac, píšeme: koly, stoly, voly. Ale ke</text:span><text:span text:style-name="T10">ď</text:span><text:span text:style-name="T4"> napíšem a vyslovím slovo bôľ, napí­sal a vyslovil som ho s mäkkým ľ, a to preto, že bôľ pochodí od bolenia, od bolesti alebo i boľasti. A preto v slovách, v kto­rých v množnom počte po </text:span><text:span text:style-name="T10">l</text:span><text:span text:style-name="T4"> neprichodí y, treba písať mäkké ľ, jestli totiž nenasleduje po ňom e alebo </text:span><text:span text:style-name="T10">i</text:span><text:span text:style-name="T4">. </text:span><text:span text:style-name="T10">Pí</text:span><text:span text:style-name="T4">š teda: byľa, chvíľa, hoľa, mo</text:span><text:span text:style-name="T10">ľ</text:span><text:span text:style-name="T4">a, ro</text:span><text:span text:style-name="T10">ľa</text:span><text:span text:style-name="T4">, idem z poľa, diaľka, ľúbosť, ľútosť, ľud, ľúbia, ľad, veľmi, koľko, toľko, ľahko, odki</text:span><text:span text:style-name="T10">a</text:span><text:span text:style-name="T4">ľ, od</text:span><text:span text:style-name="T10">t</text:span><text:span text:style-name="T4">ia</text:span><text:span text:style-name="T10">ľ</text:span><text:span text:style-name="T4">, potiaľ, žiaľ, kráľ, uči­teľ, čitateľ, priateľ, vychovávateľ, živiteľ at</text:span><text:span text:style-name="T10">ď</text:span><text:span text:style-name="T4">.</text:span></text:p>
        <text:p text:style-name="P18">Tvrdé <text:span text:style-name="T20">l</text:span> na konci slov, ktorými označu­jeme, že niekto ni<text:span text:style-name="T20">e</text:span>čo vykonal, vyslovuje sa v niektorých stoliciach skoro ako u alebo v. Na pr. slová: mal, dal, bol, robil, zhynul znejú tak ako mau, dav, bou, robiu, zhynuv alebo: mav, dau, bov, robiv, zhynuv. <text:span text:style-name="T20">Pr</text:span>eto, kto nevie dobre po slovensky písať píše i dnes: hovor<text:span text:style-name="T20">i</text:span>v, nosiv, voliv, alebo aj, <text:span text:style-name="T20">v</text:span>raveu kosiu, isieu. Ale ty, ke<text:span text:style-name="T20">ď</text:span> máš také slovo napísať, pomysli si, ako hovoríš a pí­šeš o dvoch alebo viacerých osobách. A tak, ked hovoríš a píšeš: boli, robili, zhy­nuli, vtedy píš aj: bol, robil, zhynul. Lebo keby si písal: bov, robiv, hovoriv, <text:soft-page-break/>musel by si písať aj : bovi, robivi, hovorivi at<text:span text:style-name="T20">ď</text:span>. Píš teda, nie mav, videv, kosiv, ale mal, videl, kosil, rástol, pásol, niesol, bránil, dával, dí­val, chýlil, mydlil, nosil, pílil, padal, stíhal, váľal, sedel, vedel, volil, zíval, žuval, živil, sudca súdil, pisár písal, žobrák prosil, po­honič poháňal at<text:span text:style-name="T20">ď</text:span>.</text:p>
        <text:p text:style-name="P5"/>
        <text:p text:style-name="P28">IX.</text:p>
        <text:p text:style-name="P16"/>
        <text:h text:style-name="P34" text:outline-level="7"><text:bookmark-start text:name="bookmark16"/>Kde miesto ie a miesto ô treba p<text:span text:style-name="T20">í</text:span>sa<text:span text:style-name="T20">ť</text:span> é?<text:bookmark-end text:name="bookmark16"/></text:h>
        <text:p text:style-name="P18"/>
        <text:p text:style-name="P25">Vo viacerých stoliciach hovorí sa: veľkie domy, dobrie ženy, planie deti, neúrodnie roky, hlbokie jamy, tvrdie buky at<text:span text:style-name="T20">ď</text:span>., ale v terajšej spisovnej reči píše <text:span text:style-name="T20">s</text:span>a v týchto prípadoch miesto ie vždy é. Píš teda: veľké domy, úrodné polia, vysoké stromy, dobré ženy, všetečné deti, deravé strechy, jasné hviezdy, nové peniaze, staré veci at<text:span text:style-name="T20">ď</text:span>.</text:p>
        <text:p text:style-name="P18">Podobne hovorí sa aj: dobrô dieťa, veľkô bohatstvo, mal<text:span text:style-name="T20">ô</text:span> šteňa at<text:span text:style-name="T20">ď</text:span>. V terajšej spi­sovnej reči miesto tohoto ô píše sa tiež é.</text:p>
        <text:p text:style-name="P5">Píš teda i ty: dobré dieťa, veľké bohatstvo, staré nepriateľstvo, kyslé mlieko, rozumné slovo, malé šteňa, sladké víno, plané po­časie at<text:span text:style-name="T20">ď</text:span>.</text:p>
        <text:h text:style-name="P34" text:outline-level="4"/>
        <text:h text:style-name="P41" text:outline-level="4"><text:bookmark-start text:name="bookmark17"/>X.<text:bookmark-end text:name="bookmark17"/></text:h>
        <text:h text:style-name="P34" text:outline-level="8"><text:bookmark-start text:name="bookmark18"/>Ako najľahšie prídeš na to, akú máš kde hlásku napísa<text:span text:style-name="T20">ť</text:span>.<text:bookmark-end text:name="bookmark18"/></text:h>
        <text:p text:style-name="P18"/>
        <text:p text:style-name="P25">Ke<text:span text:style-name="T20">ď</text:span> píšeš slová: cez, voz, nos, vtedy, v ten čas, v tom, s bratom, s Bohom, my sme, vyliezť, vyviesť a vyviezť, môž byť, že si dakedy aj v rozpakoch, akú písmenu máš tam napísať. Ale i to sa ľahko naučíš ke<text:span text:style-name="T21">ď</text:span> sa budeš držať nasledujúcich pravidiel.</text:p>
        <text:p text:style-name="P17"><text:span text:style-name="T4">Ked vyslovíš slovo cez, zdá sa ti, ako by si na konci mal napísať s, ale spomeň si, ako vyslovíš slovo cezeň, alebo cezo dvor, cezo mňa, a hne</text:span><text:span text:style-name="T11">ď</text:span><text:span text:style-name="T4"> sa presvedčíš, </text:span><text:span text:style-name="T11">ž</text:span><text:span text:style-name="T4">e tam treba napísať z. Podobne je to aj s</text:span><text:span text:style-name="T11">o</text:span><text:span text:style-name="T4"> </text:span><text:soft-page-break/><text:span text:style-name="T4">slovíčkom bez, ale ke</text:span><text:span text:style-name="T11">ď</text:span><text:span text:style-name="T4"> napíšeš bezo mňa, iste napíšeš i bez neho alebo bez nás. Voz zdá sa ti, akoby sa tiež tak končil, ale pomysli si na to, ako to zneje, ked máš dv</text:span><text:span text:style-name="T11">a </text:span><text:span text:style-name="T4">vozy alebo ke</text:span><text:span text:style-name="T11">ď</text:span><text:span text:style-name="T4"> sa na voze vezieš, a budeš hne</text:span><text:span text:style-name="T11">ď</text:span><text:span text:style-name="T4"> na čistom. O nose netreba nám reči šíriť; pripomenieme si </text:span><text:span text:style-name="T11">le</text:span><text:span text:style-name="T4">n to, že inšie je nos, dva nosy a inšie je vodu nos! ačpráve píše sa rovnako. Ale ke</text:span><text:span text:style-name="T11">ď</text:span><text:span text:style-name="T4"> </text:span><text:span text:style-name="T11">ť</text:span><text:span text:style-name="T4">a niekto chytí za ruku a vedie ťa, vtedy iste zbadáš, že </text:span><text:span text:style-name="T11">ť</text:span><text:span text:style-name="T4">a chce niekam zaviesť alebo zdakade vyviesť; podobne ke</text:span><text:span text:style-name="T11">ď</text:span><text:span text:style-name="T4"> ťa vysadí na voz, a vezie ťa na voze, musia sa ti otvoriť oči a zpamätáš sa, že </text:span><text:span text:style-name="T11">s</text:span><text:span text:style-name="T4">a chce zaviesť alebo vy­viezť. Kto chce liezť, ne</text:span><text:span text:style-name="T11">c</text:span><text:span text:style-name="T4">h lezie, a k</text:span><text:span text:style-name="T11">t</text:span><text:span text:style-name="T4">o sa chce kĺzať, nech ide na k</text:span><text:span text:style-name="T11">ĺ</text:span><text:span text:style-name="T4">zk</text:span><text:span text:style-name="T11">u</text:span><text:span text:style-name="T4">! Ak ti niečo ťaží, to je ťažké; ak niekoho udr</text:span><text:span text:style-name="T11">e</text:span><text:span text:style-name="T4">š haluzou, napíšeš haluz; ak si bol medzi mládežou, na­píšeš mládež a trebárs aj nezapodievaš sa krádežou, iste napíšeš krádež. My sme zneje ti tiež tak, ako zme, ale ked píšeš: ja som, ty si, vy ste, oni sú, vtedy musíš pí­sať aj my sme.</text:span></text:p>
        <text:p text:style-name="P5">Ked vyslovíš s Bohom a<text:span text:style-name="T21">le</text:span>bo s mamou, <text:span text:style-name="T21">z</text:span>dá sa ti, akoby si bol vyslovil z. Ale sa <text:span text:style-name="T21">mý</text:span>liš. Lebo ak ideš na príklad so mnou, <text:span text:style-name="T21">al</text:span>ebo ja idem s tebou, presvedčíš sa, že to s tisne sa ti do ucha v plnom znení. Píš teda vždy: s Bohom, s otcom, s matkou, so sestrou, prišiel so svojím priateľom, počúval s pozornos<text:span text:style-name="T21">ť</text:span>ou, zima prišla so sňahom; daj si pozor, aby som neprišiel s palicou; muž ide so ženou at<text:span text:style-name="T21">ď</text:span>. Predložku s a so píš vždy, ke<text:span text:style-name="T21">ď</text:span> odpovedáš na otázku s kým alebo s čím. Ale ke<text:span text:style-name="T21">ď</text:span> dávaš odpove<text:span text:style-name="T21">ď</text:span> na otázku čím vtedy tú predložku vynechaj a píš: dupnul nohou, plesnul dvermi, udrel palicou, kopal motykou, kosil kosou; pri­šiel so sekerou na pleci a rúbal sekerou; išiel do poľa s kosou a kosil kosou; matka varila halušky s bryndzou a obsypala ich bryndzou, a podobne.</text:p>
        <text:p text:style-name="P18">Ked je vtáča v hniezde a ztade vyl<text:span text:style-name="T21">e</text:span>t<text:span text:style-name="T21">í</text:span> von, vtedy píš, že vyletelo z hniezda; ale ke<text:span text:style-name="T21">ď</text:span> je na streche a odtiaľ s<text:span text:style-name="T21">l</text:span>etí dolu na zem vtedy napíš, že vtáča sletelo so strechy. Ke<text:span text:style-name="T21">ď</text:span> otec bol v humne a vyšiel von, napíš, že vyšiel z humna; ale ak bol na vôdre, a dolu sišiel, napíš, že sišiel s <text:soft-page-break/>vôdra. Iné je sohna<text:span text:style-name="T21">ť</text:span> muchu s klobúka, ked na ňo<text:span text:style-name="T21">m</text:span> sedela a iné je vysypa<text:span text:style-name="T21">ť</text:span> hrušky z klobúka ktoré v ňom boly.</text:p>
        <text:p text:style-name="P18">Ke<text:span text:style-name="T21">ď</text:span> máš napísať: ľahko alebo kníhkupec, zdá sa ti, ako by si tam mal napísať <text:span text:style-name="T21">ch</text:span>. Ale tiež sa mýliš! Lebo ke<text:span text:style-name="T21">ď</text:span> hovoríš a pí­šeš ľahúčko, musíš písať i ľahko, a ke<text:span text:style-name="T21">ď</text:span> na­píšeš: jedna kniha, dve knihy, musíš na­písať i päť kníh i kníhkupectvo a podobne.</text:p>
        <text:p text:style-name="P18">Ke<text:span text:style-name="T21">ď</text:span> vyslovíš: vtedy, v ten deň, v tom, vták, zdá sa ti, ako by si bol ftedy, ften deň, ftom, fták vyslovil; ale f <text:span text:style-name="T21">v</text:span> týchto prípa­doch nesmieš nikdy písať. Ked hovoríš a píšeš: vo dvore, vo veľkej záhrade, musíš písať aj v komore, v izbe, v humne, v poli, v hore, v tú chvíľu, v t<text:span text:style-name="T21">e</text:span>n deň, v ten čas, čo toľko značí, ako vtedy.</text:p>
        <text:p text:style-name="P18">Mnohí pospolití ľudia miesto obchod vy­slovujú, ba i píšu opchot, miesto holub píšu ho<text:span text:style-name="T21">l</text:span>up, chliep a podobne. Ale ty si pomysli na to, ako sa v<text:span text:style-name="T21">y</text:span>sloví slovo obísť (iste ho nevyslovíš opísť) a obchodi<text:span text:style-name="T21">ť</text:span>, a vtedy i obchod napíšeš správne. A ke<text:span text:style-name="T21">ď</text:span> vyslovuješ i <text:span text:style-name="T21">pí</text:span>šeš: duby, holuby, kozuby, chleby, iste <text:span text:style-name="T21">nebudeš </text:span>písať: dup, holup, kozup, chliep, <text:span text:style-name="T21">ale napíšeš </text:span>dub, holub, kozub, chlieb a po<text:span text:style-name="T21">dobne. Keď</text:span> ťa pozvú do úradu, si v úrade, alebo vidíš, že niekto zastáva aj dva úrady, iste nebudeš písať: úrat, ale úrad. Ak máš niečo na pôjde, iste nenapíšeš pôjt, ale pôjd; ak sám chodíš, nebudeš písať choť, ale na píšeš cho<text:span text:style-name="T21">ď</text:span>! cho<text:span text:style-name="T21">ď</text:span>te! a ak aj ty pôjdeš, ne­napíšeš poť, ale po<text:span text:style-name="T21">ď</text:span>! po<text:span text:style-name="T21">ď</text:span>te! Ke<text:span text:style-name="T21">ď</text:span> hovoríš a píšeš: predo dvermi, predo mnou, podo mnou, nado mnou, iste nebudeš písať: pret tebou, nat tebou, pretvečerom, ani pretstavenstvo, a ak si niečo dostal odo mňa, iste napíšeš aj od teba, od neho, od vás. — Ke<text:span text:style-name="T21">ď</text:span> píšeš: kade, kedy, odkedy, dokedy, píš aj kde a ni<text:span text:style-name="T21">e g</text:span>de. Ke<text:span text:style-name="T21">ď</text:span> hovoríš a píšeš: ktorý, píš aj kto a nie gdo, kdo. Ke<text:span text:style-name="T21">ď</text:span> hovoríš a píšeš: k tebe, k nám, k nemu, k tomu, píš aj ku mne, a nie gu mne at<text:span text:style-name="T21">ď</text:span>.</text:p>
        <text:p text:style-name="P5"/>
        <text:p text:style-name="P28">XI.</text:p>
        <text:h text:style-name="P34" text:outline-level="8"><text:bookmark-start text:name="bookmark19"/><text:soft-page-break/>Kde treba p<text:span text:style-name="T21">í</text:span>sať veľké písmeny?<text:bookmark-end text:name="bookmark19"/></text:h>
        <text:p text:style-name="P5"/>
        <text:p text:style-name="P28">Ako sme už na začiatku pripomenuli, každú vetu začíname písať veľkou písmenou a končím<text:span text:style-name="T21">e</text:span> ju bodom. Na príklad: Boh je spravodlivý. Tráva je zelená. Dobrý strom rodí dobré ovocie. V nedeľu pôjdeme do kostola. Vrana vrane oko nevykole. Slnko nielen svieti, <text:span text:style-name="T21">a</text:span>le i hreje at<text:span text:style-name="T21">ď</text:span>. Píš teda veľkú písmenu na začiatku každej vety.</text:p>
        <text:p text:style-name="P73">Ďalej píšeme veľkou písmenou meno Bo­žie, ako: Hospodin, Boh, Pán Boh, Stvori­teľ, Otec náš nebeský; Ježiš, Kristus, Syn Boží, Spasiteľ, Vykupiteľ; Duch Svätý, Posvätiteľ, Utešiteľ at<text:span text:style-name="T21">ď</text:span>.</text:p>
        <text:p text:style-name="P18">Ďalej píšeme veľkou písmenou všetky krstné a rodinné mená ľudí, ako: Ondrej, Ján, Jozef, Michal, Božena, Katarína, Mária, Zuzana; Juro Podbrežný, Ondrej Bartoš, Michal Skalský, Martin Jahoda, Ján Kollár, Andrej Sládkovič at<text:span text:style-name="T21">ď</text:span>.</text:p>
        <text:p text:style-name="P18">Konečne píšeme veľkou písmenou všetky mená vrchov, hôr, riek, jazier, morí, dolín, polí, dedín, miest, stolíc, krajín a národov, ako: Tatry, Fatra, Magura, Kriváň, Javorina, Biela hora, Branisko, Solisko, Holi<text:span text:style-name="T21">c</text:span>a, Du­naj, Váh, Hron, Tisa at<text:span text:style-name="T21">ď</text:span>., Čierno more, Atlantický oceán, Tichý oceán at<text:span text:style-name="T21">ď</text:span>., Púchov­ská dolina, Blatnická dolina, Dobšinská jas<text:span text:style-name="T21">k</text:span>y<text:span text:style-name="T21">ň</text:span>a, Štrbské pleso, Podbrehy, Kráčiny, Lúčky, Lazy, Podháj at<text:span text:style-name="T21">ď</text:span>., Biely Potok, Detva, Hodruša, Štiavnica, K<text:span text:style-name="T21">r</text:span>á<text:span text:style-name="T21">ľ</text:span>oväny, Lipovec, Modra, Námestovo, Párnica, Ráztoky, Sučany, Turan<text:span text:style-name="T21">y</text:span>, Vacov, Zázrivá, Žilina at<text:span text:style-name="T21">ď</text:span>., Turčianska župa, Zvolen, Liptov, Orava, No­vohrad, Tekov at<text:span text:style-name="T21">ď</text:span>., Čechy, Morava, Sliezsko, Slovensko, Horvatsko, Ang<text:span text:style-name="T21">l</text:span>ia, Nemecko, Rusko, Srbsko, Bulharsko, Francia at<text:span text:style-name="T21">ď</text:span>., Rus, Angličan, Amerikán, Slovák, Talian, Poliak, <text:span text:style-name="T21">Š</text:span>v<text:span text:style-name="T21">é</text:span>d, Francúz, Ma<text:span text:style-name="T21">ď</text:span>ar, Nem<text:span text:style-name="T21">e</text:span>c at<text:span text:style-name="T21">ď</text:span>.</text:p>
        <text:p text:style-name="P5"/>
        <text:p text:style-name="P28">XII.</text:p>
        <text:h text:style-name="P34" text:outline-level="8"><text:bookmark-start text:name="bookmark20"/>E<text:span text:style-name="T21">š</text:span>te niektoré pokyny.<text:bookmark-end text:name="bookmark20"/></text:h>
        <text:p text:style-name="P67"><text:soft-page-break/><text:span text:style-name="T4">Nepíš, a ak chceš, ani nehovor: dze, idzom, dzeci, dzedzina, cicho, nerobce, pol</text:span><text:span text:style-name="T11">o</text:span><text:span text:style-name="T4">žce, ale píš a hovor: kde, idem, deti, de­dina, ticho, nerobte, položte, cho</text:span><text:span text:style-name="T11">ď</text:span><text:span text:style-name="T4">te at</text:span><text:span text:style-name="T11">ď</text:span><text:span text:style-name="T4">. Nepíš: požča</text:span><text:span text:style-name="T11">ť</text:span><text:span text:style-name="T4">, ani pošča</text:span><text:span text:style-name="T11">ť</text:span><text:span text:style-name="T4">, ale píš: požičať, alebo i pojča</text:span><text:span text:style-name="T11">ť</text:span><text:span text:style-name="T4">. Nepíš: svedek, ale svedok at</text:span><text:span text:style-name="T11">ď</text:span><text:span text:style-name="T4">.; nepíš: kohútek, prútek, ale píš kohú­tik, prútik atd. Nepíš: pä</text:span><text:span text:style-name="T11">ť </text:span><text:span text:style-name="T4">hruškov, ale pä</text:span><text:span text:style-name="T11">ť</text:span><text:span text:style-name="T4"> hrušiek, nepíš šesť kartov, ale šes</text:span><text:span text:style-name="T11">ť</text:span><text:span text:style-name="T4"> karát, desa</text:span><text:span text:style-name="T11">ť</text:span><text:span text:style-name="T4"> múch, sedem rýb, pä</text:span><text:span text:style-name="T11">ť</text:span><text:span text:style-name="T4"> ruží, deväť čia­pok, šes</text:span><text:span text:style-name="T11">ť</text:span><text:span text:style-name="T4"> izieb at</text:span><text:span text:style-name="T11">ď</text:span><text:span text:style-name="T4">. Nepíš: nescem, ani nekcem, alebo neksem, ale píš i hovor: nechcem at</text:span><text:span text:style-name="T11">ď</text:span><text:span text:style-name="T4">. Nepíš: meský, ale mestský at</text:span><text:span text:style-name="T11">ď</text:span><text:span text:style-name="T4">. Nepíš: brez rozumu, brezbožník, brezočivosť, al</text:span><text:span text:style-name="T11">e</text:span><text:span text:style-name="T4">bo prezočivosť, ale píš i hovor: bez rozumu, bezbožník, bezočivosť, bezpeč­nosť, nebezpečenstvo at</text:span><text:span text:style-name="T11">ď</text:span><text:span text:style-name="T4">. Nepíš: prindem, ale píš i hovor: prídem. Nepíš a nehovor: glh, glžen, glhý, gatelina, ale píš i hovor: dlh, dlžoba, dlhý, </text:span><text:span text:style-name="T11">ď</text:span><text:span text:style-name="T4">atelina atd. Nepíš: obo</text:span><text:span text:style-name="T11">c</text:span><text:span text:style-name="T4">ie, bdovec, bdova, ale píš i hovor: ovocie, vdo­vec, vdova. Nepíš a nehovor: <text:s/>hvizbe, ale </text:span><text:span text:style-name="T11">v </text:span><text:span text:style-name="T4">izbe. Nepíš: daj to mojej mamky, ale píš i hovor: daj to mojej mamke, oddaj tvojej dcérke, dones našej tetke, vašej Marke, našej Zuzke at</text:span><text:span text:style-name="T11">ď</text:span><text:span text:style-name="T4">. Nepíš: mám dve nohe, dve </text:span><text:span text:style-name="T11">ru</text:span><text:span text:style-name="T4">ke, zabil som tri muche, ale píš i hovor: mám dve nohy, dve ruky, zabil som tri muchy at</text:span><text:span text:style-name="T11">ď</text:span><text:span text:style-name="T4">. Nepíš: sallo, šillo, jelľa, ale píš: sadlo, šidlo, jedľa at</text:span><text:span text:style-name="T11">ď</text:span><text:span text:style-name="T4">. Ke</text:span><text:span text:style-name="T11">ď</text:span><text:span text:style-name="T4"> píšeš: srdečne, nepíš: srce, ale srdce; podobne píš i dcéra, nie c</text:span><text:span text:style-name="T11">é</text:span><text:span text:style-name="T4">ra. Nepíš: s nam</text:span><text:span text:style-name="T11">í</text:span><text:span text:style-name="T4">, rukam</text:span><text:span text:style-name="T11">í</text:span><text:span text:style-name="T4">, noham</text:span><text:span text:style-name="T11">í</text:span><text:span text:style-name="T4">, a</text:span><text:span text:style-name="T11">l</text:span><text:span text:style-name="T4">e píš: s nami, rukami, nohami at</text:span><text:span text:style-name="T11">ď</text:span><text:span text:style-name="T4">. Nepíš: </text:span><text:span text:style-name="T11">ď</text:span><text:span text:style-name="T4">al</text:span><text:span text:style-name="T11">é</text:span><text:span text:style-name="T4">j, v maléj, vo veľk</text:span><text:span text:style-name="T11">é</text:span><text:span text:style-name="T4">j, v každéj, v nedeľ</text:span><text:span text:style-name="T11">n</text:span><text:span text:style-name="T4">éj, ale píš: </text:span><text:span text:style-name="T11">ď</text:span><text:span text:style-name="T4">alej, v malej, vo veľkej, v každej, v nedeľnej at</text:span><text:span text:style-name="T11">ď</text:span><text:span text:style-name="T4">. A nepíš: nemám peniaze, nemám robotu, nemám horu at</text:span><text:span text:style-name="T11">ď</text:span><text:span text:style-name="T4">., ale vždy píš takto: mám peniaze, nemám peňazí; mám robotu, nemám rototy; mám horu, nemám </text:span><text:span text:style-name="T11">h</text:span><text:span text:style-name="T4">ory; mám ženu, nemám ženy; vidím kríž, nevidím kríža at</text:span><text:span text:style-name="T11">ď</text:span><text:span text:style-name="T4">.</text:span></text:p>
        <text:p text:style-name="P18">A konečne ešte niečo o rozdeľovaní slov na konci riadkov. Ak niekoho ctíš, vzdávaš mu ú-ctu, a nie úc-tu, preto nikdy nedeľ: úc-tive, ale deľ: ú-ctive, s ú-ctou, zne-uctený, veľa-ctený at<text:span text:style-name="T21">ď</text:span>. Ak píšeš stal, nepíš dos-tal, ale píš, vlastno rozdeľuj: do-stal, za-stal, pre-stal at<text:span text:style-name="T21">ď</text:span>. Nedeľ: <text:soft-page-break/>nes-miem, pos-hovej at<text:span text:style-name="T21">ď</text:span>., ale deľ: ne-smiem, po-shovej, po-stoj, po-klad, po-mník, po-zdrav, pod-laha, pod-pora, pan-stvo, žen-ský, poľ-ský, sloven-ský, ma-<text:span text:style-name="T21">ď</text:span>ar-sk<text:span text:style-name="T21">é</text:span>ho, veľko-lepý, dobro-tivý, zlato-ústy, vydaja-chtivá, stredo-zemný, horno-uhorský, severo-východný, česko-slovenský, <text:span text:style-name="T21">s</text:span>rb-ský, ban-ský, kováč-sky, martin-ský at<text:span text:style-name="T21">ď</text:span>. A dobre urobíš, ke<text:span text:style-name="T21">ď</text:span> aj v slovách: k tebe, k nám, s nami, v nás, z neho, z nás tie samostatne stojace písmen k, s, v, z nikdy nenecháš na konci riadka. Zle sa to číta, ke<text:span text:style-name="T21">ď</text:span> na konci jednoho riadka stojí s a na začiatku druhého riadka n<text:span text:style-name="T15">í</text:span>m; keď to <text:span text:style-name="T15">s</text:span> má sa vyslovi<text:span text:style-name="T15">ť</text:span> so slovom ním jednou slabikou, slušné je, aby stálo pred samým ním a nie v 10 <text:span text:style-name="T16">—</text:span>15 centimetrovej vzdialenosti až hen kdesi na druhom boku.</text:p>
        <text:p text:style-name="P18"/>
        <text:p text:style-name="P25">Milý čitateľu! Ak si si túto knižočku pozorn<text:span text:style-name="T15">e</text:span> prečítal a v nej obsažené pravidlá dobre zachoval, uisťujem <text:span text:style-name="T15">ť</text:span>a, že keď sa bu­deš podľa nich držať, tvoje písmo bude dobré a srozumiteľné. Ale ak týmto prečí­taním neosvojil si si všetko, čo každý Slovák, ak chce dobre písať, nevyhnutne musí vedeť, tak prečítaj si ju ešte trebárs aj desať ráz. Čítaj ju až dotedy, kým ne­budeš vedeť všetko. A čítaj nie len túto knižočku, ale aj iné slovenské knihy a časo­pisy, aby si čítaním mohol tieto pravidlá tým lepšie pochopiť a osvojiť si ich.</text:p>
        <text:p text:style-name="P18">Ke<text:span text:style-name="T15">ď</text:span> budeš písať, píš tak, ako hovoríš, ako ťa matka hovori<text:span text:style-name="T15">ť</text:span> naučila; ke<text:span text:style-name="T15">ď</text:span> hore vyššie udané niektoré chybky opravíš, to nebude na ujmu tvojej materinskej reči, ale stane sa ti ona krajšou, čistejšou a bezvadnou. Slová a myšlienky neprekrúcaj; vy­čítaných alebo počutých slov, ktorých pravý smyse<text:span text:style-name="T15">l</text:span> nie ti je úplne známy, radšej neupotrebuj. Kla<text:span text:style-name="T15">ď</text:span> na papier svoje vlastné slová, ktorým rozumieš, a to tak, ako ti ony v mysli povstávajú, a tak, ako ti ony z úst vychádzajú, ke<text:span text:style-name="T15">ď</text:span> hovoríš. Z vojenčiny alebo z vandrovky donesené slová neokrášlia ti tvoju reč; tvoje slovenské „áno“ zn<text:span text:style-name="T15">e</text:span>je o mnoho krajšie, ako vojenské „jo“ <text:span text:style-name="T15">a</text:span> v svo­jej <text:soft-page-break/>slovenskej „izbe“, trebárs je aká tesná, iste sa lepšie, cítiš, ako vo vojenskej „cimre“; no a slová: teš<text:span text:style-name="T15">é</text:span>k, izí, hát a k<text:span text:style-name="T15">é</text:span>rem pristanú Slovákovi práve tak, ako psovi piata noha. Každá reč je pekná, ale len vtedy, ke<text:span text:style-name="T15">ď</text:span> <text:span text:style-name="T15">j</text:span>e nie s cudzími nepotrebnými slovíčkami po­miešaná, ale ke<text:span text:style-name="T15">ď</text:span> je svojská, čistá. Počas môjho pobytu v Pešti a v Novohradskej stolici prilepilo sa i mne slovo „zvykol“, ktoré mnohí chybne upotrebujú d<text:span text:style-name="T15">ľ</text:span>a maďar­ského „szokott“, a ke<text:span text:style-name="T15">ď</text:span> roku 1877 vrátil som sa ztade do Vyšného Kubína, hovoril som pred jednou starou ženičkou, že sme tam „zvykli to a to robi<text:span text:style-name="T15">ť</text:span>“, že sme v nedeľu „zvykli do kostola chodi<text:span text:style-name="T15">ť</text:span>“ at<text:span text:style-name="T15">ď</text:span>. Tá sa na mňa len dívala, lebo ma nerozumela, až konečne opýtala sa ma, že čo toľko hovo­rím o tej „cvikli“? Zahanbil som sa, ale som sa hne<text:span text:style-name="T15">ď</text:span> aj vzpamätal a od tých čias neupotrebil som v reči neslovenskej <text:span text:style-name="T15">f</text:span>ormy „zvykol“ alebo „zvykli“. Slovák nezvykol robiť, ale robieva, Slovák nezvykol chodiť, ale chodieva do kostola; Slovák nezvykol kupovať, ale kupúva knihy a papier u Gašparíka; Slovák oráva, jedáva, sedáva, hovorieva; Slovák nezvykol kosiť, ale kosieva, hrabáva a vozieva at<text:span text:style-name="T15">ď</text:span>.</text:p>
        <text:p text:style-name="P18">Nuž, milý čitateľu, i ty dbaj o to, aby tvoja reč bola čistá, správna a bezchybná a to nielen slovom, ale i písmom, lebo len tak bude ťa môcť druhý dobre porozumeť. A ja verím, že ak len budeš chcieť, i z tejto knižočky naučíš sa dobre po slovensky písať. Ale akby si chcel potom ešte hlbšie vnik­núť do bohatých pokladov tvojej drahej slo­venskej reči; ak by si, ako na príklad le­kár, ktorý pozná všetky čiastočky ľudského tela a ich pospájanie, i ty chcel poznať všetky čiastočky a spojivá svojej reči, vtedy ti radím a odporúčam, aby si si nadobudol aspoň jednu z našich slovenských mluvníc a — ak len chceš a môžeš — nadobudni si i dielo „Rukoväť spisovnej reči sloven­skej“ od dra S. Czambela. Z tých knižiek naučíš sa nielen to, ku ktorému vzoru každé slovo patrí, ako sa ohýba, ale i to, ako a v akom poriadku treba slová a myšlienky <text:span text:style-name="T15">n</text:span>a papie<text:span text:style-name="T15">r</text:span> písať.</text:p>
        <text:h text:style-name="P34" text:outline-level="8"/>
        <text:h text:style-name="P41" text:outline-level="8"><text:soft-page-break/></text:h>
        <text:h text:style-name="P41" text:outline-level="8"><text:bookmark-start text:name="bookmark21"/>Záverečné pripomenutie.<text:bookmark-end text:name="bookmark21"/></text:h>
        <text:p text:style-name="P5"/>
        <text:p text:style-name="P28">Prvé vydanie tejto knižočky, ktorej úlohou bolo náš utlačený slovenský ľud poučovať a prebúdzať, vytlačil som v 1500 výtiskoch roku 1904. Druhé vydanie, tiež v 1500 vý­tiskoch, vyšlo roku 1906. Toto tretie vydanie — ke<text:span text:style-name="T3">ď</text:span> na prahu novej doby knižočka stala sa všeobecne hľadanou a ked náš svobodný ľud tak netrpelive ju čaká — pre nedostatok papieru mohol som len v 2000 výtiskoch vytlačiť. Súc presvedčený, že i tým aspoň na čas značne bude pomož<text:span text:style-name="T3">e</text:span>no našej slovenskej veci, teším sa nádejou, že v krátkom čase bude mi umožneno vytlačiť i štvrté vydanie vo väčšom počte výtiskov. Prajem si, aby toto moje chatrné dielce i <text:span text:style-name="T3">ď</text:span>alej konalo a vykonalo to, čo vykonať má.</text:p>
        <text:p text:style-name="P5"/>
        <text:p text:style-name="P28">V Turčianskom Sv. Martine, 15. dec. 1918.</text:p>
        <text:p text:style-name="P5"/>
        <text:p text:style-name="P28">Pôvodc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_20__2b__20_DropCap1" style:display-name="Normal + DropCap1" style:family="paragraph" style:master-page-name="">
      <style:paragraph-properties style:page-number="auto"/>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4-01-04T15:02:28.569000000</dc:date>
    <meta:editing-duration>PT5H30M58S</meta:editing-duration>
    <meta:editing-cycles>9</meta:editing-cycles>
    <meta:generator>LibreOffice/5.4.2.2$Windows_x86 LibreOffice_project/22b09f6418e8c2d508a9eaf86b2399209b0990f4</meta:generator>
    <meta:document-statistic meta:table-count="0" meta:image-count="0" meta:object-count="0" meta:page-count="26" meta:paragraph-count="176" meta:word-count="6961" meta:character-count="41738" meta:non-whitespace-character-count="34916"/>
  </office:meta>
</office:document-meta>
</file>